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2.03mm"/>
    </style:style>
    <style:style style:name="co6" style:family="table-column">
      <style:table-column-properties fo:break-before="auto" style:column-width="54.31mm"/>
    </style:style>
    <style:style style:name="co7" style:family="table-column">
      <style:table-column-properties fo:break-before="auto" style:column-width="12.68mm"/>
    </style:style>
    <style:style style:name="co8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7.71mm"/>
    </style:style>
    <style:style style:name="co10" style:family="table-column">
      <style:table-column-properties fo:break-before="auto" style:column-width="29.39mm"/>
    </style:style>
    <style:style style:name="co11" style:family="table-column">
      <style:table-column-properties fo:break-before="auto" style:column-width="19.51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26.9mm"/>
    </style:style>
    <style:style style:name="co14" style:family="table-column">
      <style:table-column-properties fo:break-before="auto" style:column-width="12.35mm"/>
    </style:style>
    <style:style style:name="co15" style:family="table-column">
      <style:table-column-properties fo:break-before="auto" style:column-width="9.95mm"/>
    </style:style>
    <style:style style:name="co16" style:family="table-column">
      <style:table-column-properties fo:break-before="auto" style:column-width="29.26mm"/>
    </style:style>
    <style:style style:name="co17" style:family="table-column">
      <style:table-column-properties fo:break-before="auto" style:column-width="22.14mm"/>
    </style:style>
    <style:style style:name="co18" style:family="table-column">
      <style:table-column-properties fo:break-before="auto" style:column-width="74.15mm"/>
    </style:style>
    <style:style style:name="co19" style:family="table-column">
      <style:table-column-properties fo:break-before="auto" style:column-width="22.67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18.3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use-window-font-color="true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style:use-window-font-color="true" style:font-name="Trebuchet MS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style:use-window-font-color="true" style:font-name="Trebuchet MS" fo:font-size="11pt" style:font-size-asian="11pt" style:font-size-complex="11pt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style:use-window-font-color="true" style:font-name="Trebuchet MS" fo:font-size="11pt" style:font-size-asian="11pt" style:font-size-complex="11pt"/>
    </style:style>
    <style:style style:name="ce15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style:use-window-font-color="true" style:font-name="Trebuchet MS" fo:font-size="11pt" style:font-size-asian="11pt" style:font-size-complex="11pt"/>
    </style:style>
    <style:style style:name="ce17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8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style:use-window-font-color="true" style:font-name="Trebuchet MS" fo:font-size="11pt" style:font-size-asian="11pt" style:font-size-complex="11pt"/>
    </style:style>
    <style:style style:name="ce19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style:use-window-font-color="true" style:font-name="Trebuchet MS" fo:font-size="11pt" style:font-size-asian="11pt" style:font-size-complex="11pt"/>
    </style:style>
    <style:style style:name="ce21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style:use-window-font-color="true" style:font-name="Trebuchet MS" fo:font-size="11pt" style:font-size-asian="11pt" style:font-size-complex="11pt"/>
    </style:style>
    <style:style style:name="ce24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style:use-window-font-color="true" style:font-name="Trebuchet MS" fo:font-size="11pt" style:font-size-asian="11pt" style:font-size-complex="11pt"/>
    </style:style>
    <style:style style:name="ce26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7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transparent" style:rotation-align="none"/>
      <style:text-properties style:use-window-font-color="true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G119:Sheet1.G119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4"/>
        <table:table-column table:style-name="co10" table:default-cell-style-name="ce16"/>
        <table:table-column table:style-name="co11" table:default-cell-style-name="ce18"/>
        <table:table-column table:style-name="co12" table:default-cell-style-name="ce20"/>
        <table:table-column table:style-name="co5" table:default-cell-style-name="ce20"/>
        <table:table-column table:style-name="co13" table:default-cell-style-name="ce23"/>
        <table:table-column table:style-name="co14" table:default-cell-style-name="ce20"/>
        <table:table-column table:style-name="co15" table:number-columns-repeated="3" table:default-cell-style-name="ce3"/>
        <table:table-column table:style-name="co16" table:default-cell-style-name="ce25"/>
        <table:table-column table:style-name="co17" table:default-cell-style-name="ce3"/>
        <table:table-column table:style-name="co18" table:default-cell-style-name="ce7"/>
        <table:table-column table:style-name="co1" table:number-columns-repeated="1002" table:default-cell-style-name="ce29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Im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1" office:value-type="string" calcext:value-type="string">
            <text:p>Pays/Région</text:p>
          </table:table-cell>
          <table:table-cell table:style-name="ce13" office:value-type="string" calcext:value-type="string">
            <text:p>Quantité</text:p>
          </table:table-cell>
          <table:table-cell table:style-name="ce15" office:value-type="string" calcext:value-type="string">
            <text:p>Unité de poids / quantité</text:p>
          </table:table-cell>
          <table:table-cell table:style-name="ce17" office:value-type="string" calcext:value-type="string">
            <text:p>Prix unitaire / unité de compte Lt</text:p>
          </table:table-cell>
          <table:table-cell table:style-name="ce19" office:value-type="string" calcext:value-type="string">
            <text:p>Prix unitaire / unité de compte Sous</text:p>
          </table:table-cell>
          <table:table-cell table:style-name="ce19" office:value-type="string" calcext:value-type="string">
            <text:p>Prix unitaire / unité de compte Deniers</text:p>
          </table:table-cell>
          <table:table-cell table:style-name="ce21" office:value-type="string" calcext:value-type="string">
            <text:p>Prix unitaire en décimale de Lt</text:p>
          </table:table-cell>
          <table:table-cell table:style-name="ce19" office:value-type="string" calcext:value-type="string">
            <text:p>Valeur en livres tournois</text:p>
          </table:table-cell>
          <table:table-cell table:style-name="ce19" office:value-type="string" calcext:value-type="string">
            <text:p>valeur en sous</text:p>
          </table:table-cell>
          <table:table-cell table:style-name="ce19" office:value-type="string" calcext:value-type="string">
            <text:p>valeur en denier</text:p>
          </table:table-cell>
          <table:table-cell table:style-name="ce19" office:value-type="string" calcext:value-type="string">
            <text:p>Valeur en décimale de livre tournois</text:p>
          </table:table-cell>
          <table:table-cell table:style-name="ce24" office:value-type="string" calcext:value-type="string">
            <text:p>Valeur calculée</text:p>
          </table:table-cell>
          <table:table-cell table:style-name="ce26" office:value-type="string" calcext:value-type="string">
            <text:p>Différence</text:p>
          </table:table-cell>
          <table:table-cell table:style-name="ce27" office:value-type="string" calcext:value-type="string">
            <text:p>Remarques</text:p>
          </table:table-cell>
          <table:table-cell table:style-name="ce28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tonnes</text:p>
          </table:table-cell>
          <table:table-cell table:number-columns-repeated="3"/>
          <table:table-cell table:style-name="ce22" table:formula="of:=[.L2]+([.M2]/20)+([.N2]/240)" office:value-type="float" office:value="0" calcext:value-type="float">
            <text:p>0,00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0" calcext:value-type="float">
            <text:p>0,0000</text:p>
          </table:table-cell>
          <table:table-cell table:formula="of:=[.S2]-[.T2]" office:value-type="float" office:value="0" calcext:value-type="float">
            <text:p>0</text:p>
          </table:table-cell>
          <table:table-cell office:value-type="string" calcext:value-type="string">
            <text:p>"à 45L le tiercon"</text:p>
          </table:table-cell>
          <table:table-cell table:number-columns-repeated="100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248" calcext:value-type="float">
            <text:p>1 248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3]+([.M3]/20)+([.N3]/240)" office:value-type="float" office:value="30" calcext:value-type="float">
            <text:p>30,00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37440" calcext:value-type="float">
            <text:p>37 440,0000</text:p>
          </table:table-cell>
          <table:table-cell table:formula="of:=[.S3]-[.T3]" office:value-type="float" office:value="-37440" calcext:value-type="float">
            <text:p>-37440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euf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17994" calcext:value-type="float">
            <text:p>117 99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4]+([.M4]/20)+([.N4]/240)" office:value-type="float" office:value="0.25" calcext:value-type="float">
            <text:p>0,25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29498.5" calcext:value-type="float">
            <text:p>29 498,5000</text:p>
          </table:table-cell>
          <table:table-cell table:formula="of:=[.S4]-[.T4]" office:value-type="float" office:value="-29498.5" calcext:value-type="float">
            <text:p>-29498,5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ferquin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5]+([.M5]/20)+([.N5]/240)" office:value-type="float" office:value="24" calcext:value-type="float">
            <text:p>24,0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4800" calcext:value-type="float">
            <text:p>4 800,0000</text:p>
          </table:table-cell>
          <table:table-cell table:formula="of:=[.S5]-[.T5]" office:value-type="float" office:value="-4800" calcext:value-type="float">
            <text:p>-4800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eu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06575" calcext:value-type="float">
            <text:p>206 5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6]+([.M6]/20)+([.N6]/240)" office:value-type="float" office:value="0.3" calcext:value-type="float">
            <text:p>0,30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61972.5" calcext:value-type="float">
            <text:p>61 972,5000</text:p>
          </table:table-cell>
          <table:table-cell table:formula="of:=[.S6]-[.T6]" office:value-type="float" office:value="-61972.5" calcext:value-type="float">
            <text:p>-61972,5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490" calcext:value-type="float">
            <text:p>1 4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7]+([.M7]/20)+([.N7]/240)" office:value-type="float" office:value="0.4" calcext:value-type="float">
            <text:p>0,4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596" calcext:value-type="float">
            <text:p>596,0000</text:p>
          </table:table-cell>
          <table:table-cell table:formula="of:=[.S7]-[.T7]" office:value-type="float" office:value="-596" calcext:value-type="float">
            <text:p>-596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30.5" calcext:value-type="float">
            <text:p>230,50</text:p>
          </table:table-cell>
          <table:table-cell office:value-type="string" calcext:value-type="string">
            <text:p>tonneaux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8]+([.M8]/20)+([.N8]/240)" office:value-type="float" office:value="40" calcext:value-type="float">
            <text:p>40,00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9220" calcext:value-type="float">
            <text:p>9 220,0000</text:p>
          </table:table-cell>
          <table:table-cell table:formula="of:=[.S8]-[.T8]" office:value-type="float" office:value="-9220" calcext:value-type="float">
            <text:p>-9220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6182.5" calcext:value-type="float">
            <text:p>6 182,5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9]+([.M9]/20)+([.N9]/240)" office:value-type="float" office:value="6" calcext:value-type="float">
            <text:p>6,000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37095" calcext:value-type="float">
            <text:p>37 095,0000</text:p>
          </table:table-cell>
          <table:table-cell table:formula="of:=[.S9]-[.T9]" office:value-type="float" office:value="-37095" calcext:value-type="float">
            <text:p>-37095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560" calcext:value-type="float">
            <text:p>1 560,00</text:p>
          </table:table-cell>
          <table:table-cell office:value-type="string" calcext:value-type="string">
            <text:p>jutt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0]+([.M10]/20)+([.N10]/240)" office:value-type="float" office:value="10" calcext:value-type="float">
            <text:p>10,00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15600" calcext:value-type="float">
            <text:p>15 600,0000</text:p>
          </table:table-cell>
          <table:table-cell table:formula="of:=[.S10]-[.T10]" office:value-type="float" office:value="-15600" calcext:value-type="float">
            <text:p>-15600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eva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en nombre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2" table:formula="of:=[.L11]+([.M11]/20)+([.N11]/240)" office:value-type="float" office:value="400" calcext:value-type="float">
            <text:p>400,0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400" calcext:value-type="float">
            <text:p>400,0000</text:p>
          </table:table-cell>
          <table:table-cell table:formula="of:=[.S11]-[.T11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ire jau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67" calcext:value-type="float">
            <text:p>6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2.5" calcext:value-type="float">
            <text:p>32,5</text:p>
          </table:table-cell>
          <table:table-cell/>
          <table:table-cell table:style-name="ce22" table:formula="of:=[.L12]+([.M12]/20)+([.N12]/240)" office:value-type="float" office:value="1.625" calcext:value-type="float">
            <text:p>1,625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108.875" calcext:value-type="float">
            <text:p>108,8750</text:p>
          </table:table-cell>
          <table:table-cell table:formula="of:=[.S12]-[.T12]" office:value-type="float" office:value="-108.875" calcext:value-type="float">
            <text:p>-108,88</text:p>
          </table:table-cell>
          <table:table-cell office:value-type="string" calcext:value-type="string">
            <text:p>"à 30 S à 35 S"</text:p>
          </table:table-cell>
          <table:table-cell table:number-columns-repeated="100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rs de boeuf en poi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962" calcext:value-type="float">
            <text:p>962,00</text:p>
          </table:table-cell>
          <table:table-cell office:value-type="string" calcext:value-type="string">
            <text:p>en nombre</text:p>
          </table:table-cell>
          <table:table-cell office:value-type="float" office:value="21" calcext:value-type="float">
            <text:p>21,000</text:p>
          </table:table-cell>
          <table:table-cell table:number-columns-repeated="2"/>
          <table:table-cell table:style-name="ce22" table:formula="of:=[.L13]+([.M13]/20)+([.N13]/240)" office:value-type="float" office:value="21" calcext:value-type="float">
            <text:p>21,00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20202" calcext:value-type="float">
            <text:p>20 202,0000</text:p>
          </table:table-cell>
          <table:table-cell table:formula="of:=[.S13]-[.T13]" office:value-type="float" office:value="-20202" calcext:value-type="float">
            <text:p>-20202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rs de va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42" calcext:value-type="float">
            <text:p>42,00</text:p>
          </table:table-cell>
          <table:table-cell office:value-type="string" calcext:value-type="string">
            <text:p>en nombre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14]+([.M14]/20)+([.N14]/240)" office:value-type="float" office:value="18" calcext:value-type="float">
            <text:p>18,00000</text:p>
          </table:table-cell>
          <table:table-cell table:number-columns-repeated="3"/>
          <table:table-cell table:formula="of:=[.P14]+0.05*[.Q14]+[.R14]/240" office:value-type="float" office:value="0" calcext:value-type="float">
            <text:p>0</text:p>
          </table:table-cell>
          <table:table-cell table:formula="of:=[.J14]*[.O14]" office:value-type="float" office:value="756" calcext:value-type="float">
            <text:p>756,0000</text:p>
          </table:table-cell>
          <table:table-cell table:formula="of:=[.S14]-[.T14]" office:value-type="float" office:value="-756" calcext:value-type="float">
            <text:p>-756</text:p>
          </table:table-cell>
          <table:table-cell table:number-columns-repeated="1003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20" calcext:value-type="float">
            <text:p>220,00</text:p>
          </table:table-cell>
          <table:table-cell office:value-type="string" calcext:value-type="string">
            <text:p>sac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15]+([.M15]/20)+([.N15]/240)" office:value-type="float" office:value="15" calcext:value-type="float">
            <text:p>15,00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3300" calcext:value-type="float">
            <text:p>3 300,0000</text:p>
          </table:table-cell>
          <table:table-cell table:formula="of:=[.S15]-[.T15]" office:value-type="float" office:value="-3300" calcext:value-type="float">
            <text:p>-3300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6]+([.M16]/20)+([.N16]/240)" office:value-type="float" office:value="0.3" calcext:value-type="float">
            <text:p>0,30000</text:p>
          </table:table-cell>
          <table:table-cell table:number-columns-repeated="3"/>
          <table:table-cell table:formula="of:=[.P16]+0.05*[.Q16]+[.R16]/240" office:value-type="float" office:value="0" calcext:value-type="float">
            <text:p>0</text:p>
          </table:table-cell>
          <table:table-cell table:formula="of:=[.J16]*[.O16]" office:value-type="float" office:value="150" calcext:value-type="float">
            <text:p>150,0000</text:p>
          </table:table-cell>
          <table:table-cell table:formula="of:=[.S16]-[.T16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890" calcext:value-type="float">
            <text:p>890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17]+([.M17]/20)+([.N17]/240)" office:value-type="float" office:value="6" calcext:value-type="float">
            <text:p>6,00000</text:p>
          </table:table-cell>
          <table:table-cell table:number-columns-repeated="3"/>
          <table:table-cell table:formula="of:=[.P17]+0.05*[.Q17]+[.R17]/240" office:value-type="float" office:value="0" calcext:value-type="float">
            <text:p>0</text:p>
          </table:table-cell>
          <table:table-cell table:formula="of:=[.J17]*[.O17]" office:value-type="float" office:value="5340" calcext:value-type="float">
            <text:p>5 340,0000</text:p>
          </table:table-cell>
          <table:table-cell table:formula="of:=[.S17]-[.T17]" office:value-type="float" office:value="-5340" calcext:value-type="float">
            <text:p>-5340</text:p>
          </table:table-cell>
          <table:table-cell table:number-columns-repeated="100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aine filé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487" calcext:value-type="float">
            <text:p>487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8]+([.M18]/20)+([.N18]/240)" office:value-type="float" office:value="3.5" calcext:value-type="float">
            <text:p>3,5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1704.5" calcext:value-type="float">
            <text:p>1 704,5000</text:p>
          </table:table-cell>
          <table:table-cell table:formula="of:=[.S18]-[.T18]" office:value-type="float" office:value="-1704.5" calcext:value-type="float">
            <text:p>-1704,5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aine non filé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659" calcext:value-type="float">
            <text:p>1 65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19]+([.M19]/20)+([.N19]/240)" office:value-type="float" office:value="2.25" calcext:value-type="float">
            <text:p>2,25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3732.75" calcext:value-type="float">
            <text:p>3 732,7500</text:p>
          </table:table-cell>
          <table:table-cell table:formula="of:=[.S19]-[.T19]" office:value-type="float" office:value="-3732.75" calcext:value-type="float">
            <text:p>-3732,75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744" calcext:value-type="float">
            <text:p>744,00</text:p>
          </table:table-cell>
          <table:table-cell office:value-type="string" calcext:value-type="string">
            <text:p>baril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20]+([.M20]/20)+([.N20]/240)" office:value-type="float" office:value="18" calcext:value-type="float">
            <text:p>18,00000</text:p>
          </table:table-cell>
          <table:table-cell table:number-columns-repeated="3"/>
          <table:table-cell table:formula="of:=[.P20]+0.05*[.Q20]+[.R20]/240" office:value-type="float" office:value="0" calcext:value-type="float">
            <text:p>0</text:p>
          </table:table-cell>
          <table:table-cell table:formula="of:=[.J20]*[.O20]" office:value-type="float" office:value="13392" calcext:value-type="float">
            <text:p>13 392,0000</text:p>
          </table:table-cell>
          <table:table-cell table:formula="of:=[.S20]-[.T20]" office:value-type="float" office:value="-13392" calcext:value-type="float">
            <text:p>-13392</text:p>
          </table:table-cell>
          <table:table-cell table:number-columns-repeated="1003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00000" calcext:value-type="float">
            <text:p>10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21]+([.M21]/20)+([.N21]/240)" office:value-type="float" office:value="0.35" calcext:value-type="float">
            <text:p>0,35000</text:p>
          </table:table-cell>
          <table:table-cell table:number-columns-repeated="3"/>
          <table:table-cell table:formula="of:=[.P21]+0.05*[.Q21]+[.R21]/240" office:value-type="float" office:value="0" calcext:value-type="float">
            <text:p>0</text:p>
          </table:table-cell>
          <table:table-cell table:formula="of:=[.J21]*[.O21]" office:value-type="float" office:value="35000" calcext:value-type="float">
            <text:p>35 000,0000</text:p>
          </table:table-cell>
          <table:table-cell table:formula="of:=[.S21]-[.T21]" office:value-type="float" office:value="-35000" calcext:value-type="float">
            <text:p>-35000</text:p>
          </table:table-cell>
          <table:table-cell office:value-type="string" calcext:value-type="string">
            <text:p>"à 6 S à 8 S"</text:p>
          </table:table-cell>
          <table:table-cell table:number-columns-repeated="100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angues sal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0.5" calcext:value-type="float">
            <text:p>10,50</text:p>
          </table:table-cell>
          <table:table-cell office:value-type="string" calcext:value-type="string">
            <text:p>baril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2" table:formula="of:=[.L22]+([.M22]/20)+([.N22]/240)" office:value-type="float" office:value="35" calcext:value-type="float">
            <text:p>35,000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367.5" calcext:value-type="float">
            <text:p>367,5000</text:p>
          </table:table-cell>
          <table:table-cell table:formula="of:=[.S22]-[.T22]" office:value-type="float" office:value="-367.5" calcext:value-type="float">
            <text:p>-367,5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aumel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975" calcext:value-type="float">
            <text:p>2 975,00</text:p>
          </table:table-cell>
          <table:table-cell office:value-type="string" calcext:value-type="string">
            <text:p>boisseaux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3]+([.M23]/20)+([.N23]/240)" office:value-type="float" office:value="3" calcext:value-type="float">
            <text:p>3,00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8925" calcext:value-type="float">
            <text:p>8 925,0000</text:p>
          </table:table-cell>
          <table:table-cell table:formula="of:=[.S23]-[.T23]" office:value-type="float" office:value="-8925" calcext:value-type="float">
            <text:p>-8925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loc fi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260" calcext:value-type="float">
            <text:p>2 2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24]+([.M24]/20)+([.N24]/240)" office:value-type="float" office:value="0.25" calcext:value-type="float">
            <text:p>0,25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565" calcext:value-type="float">
            <text:p>565,0000</text:p>
          </table:table-cell>
          <table:table-cell table:formula="of:=[.S24]-[.T24]" office:value-type="float" office:value="-565" calcext:value-type="float">
            <text:p>-565</text:p>
          </table:table-cell>
          <table:table-cell table:number-columns-repeated="1003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loc non fi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7122" calcext:value-type="float">
            <text:p>7 12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25]+([.M25]/20)+([.N25]/240)" office:value-type="float" office:value="0.15" calcext:value-type="float">
            <text:p>0,15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1068.3" calcext:value-type="float">
            <text:p>1 068,3000</text:p>
          </table:table-cell>
          <table:table-cell table:formula="of:=[.S25]-[.T25]" office:value-type="float" office:value="-1068.3" calcext:value-type="float">
            <text:p>-1068,3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75512" calcext:value-type="float">
            <text:p>275 51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.5" calcext:value-type="float">
            <text:p>4,5</text:p>
          </table:table-cell>
          <table:table-cell/>
          <table:table-cell table:style-name="ce22" table:formula="of:=[.L26]+([.M26]/20)+([.N26]/240)" office:value-type="float" office:value="0.225" calcext:value-type="float">
            <text:p>0,225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61990.2" calcext:value-type="float">
            <text:p>61 990,2000</text:p>
          </table:table-cell>
          <table:table-cell table:formula="of:=[.S26]-[.T26]" office:value-type="float" office:value="-61990.2" calcext:value-type="float">
            <text:p>-61990,2</text:p>
          </table:table-cell>
          <table:table-cell office:value-type="string" calcext:value-type="string">
            <text:p>"à 4 S à 5 S"</text:p>
          </table:table-cell>
          <table:table-cell table:number-columns-repeated="1002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umon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27]+([.M27]/20)+([.N27]/240)" office:value-type="float" office:value="40" calcext:value-type="float">
            <text:p>40,000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40" calcext:value-type="float">
            <text:p>40,0000</text:p>
          </table:table-cell>
          <table:table-cell table:formula="of:=[.S27]-[.T27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25000" calcext:value-type="float">
            <text:p>125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28]+([.M28]/20)+([.N28]/240)" office:value-type="float" office:value="0.35" calcext:value-type="float">
            <text:p>0,35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43750" calcext:value-type="float">
            <text:p>43 750,0000</text:p>
          </table:table-cell>
          <table:table-cell table:formula="of:=[.S28]-[.T28]" office:value-type="float" office:value="-43750" calcext:value-type="float">
            <text:p>-43750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6626" calcext:value-type="float">
            <text:p>6 626,00</text:p>
          </table:table-cell>
          <table:table-cell office:value-type="string" calcext:value-type="string">
            <text:p>boucaud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29]+([.M29]/20)+([.N29]/240)" office:value-type="float" office:value="120" calcext:value-type="float">
            <text:p>120,00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795120" calcext:value-type="float">
            <text:p>795 120,0000</text:p>
          </table:table-cell>
          <table:table-cell table:formula="of:=[.S29]-[.T29]" office:value-type="float" office:value="-795120" calcext:value-type="float">
            <text:p>-795120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22" table:formula="of:=[.L30]+([.M30]/20)+([.N30]/240)" office:value-type="float" office:value="0" calcext:value-type="float">
            <text:p>0,000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0" calcext:value-type="float">
            <text:p>0,0000</text:p>
          </table:table-cell>
          <table:table-cell table:formula="of:=[.S30]-[.T30]" office:value-type="float" office:value="0" calcext:value-type="float">
            <text:p>0</text:p>
          </table:table-cell>
          <table:table-cell office:value-type="string" calcext:value-type="string">
            <text:p>À 5 ou 6 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abac en feuil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Angleterr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table:number-columns-repeated="3"/>
          <table:table-cell table:style-name="ce22" table:formula="of:=[.L31]+([.M31]/20)+([.N31]/240)" office:value-type="float" office:value="0" calcext:value-type="float">
            <text:p>0,00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0" calcext:value-type="float">
            <text:p>0,0000</text:p>
          </table:table-cell>
          <table:table-cell table:formula="of:=[.S31]-[.T31]" office:value-type="float" office:value="0" calcext:value-type="float">
            <text:p>0</text:p>
          </table:table-cell>
          <table:table-cell office:value-type="string" calcext:value-type="string">
            <text:p>À 120 livres le boucaud</text:p>
          </table:table-cell>
          <table:table-cell table:number-columns-repeated="100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Danemark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32]+([.M32]/20)+([.N32]/240)" office:value-type="float" office:value="0.2" calcext:value-type="float">
            <text:p>0,20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300" calcext:value-type="float">
            <text:p>300,0000</text:p>
          </table:table-cell>
          <table:table-cell table:formula="of:=[.S32]-[.T32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nspect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Danemark</text:p>
          </table:table-cell>
          <table:table-cell office:value-type="float" office:value="89" calcext:value-type="float">
            <text:p>89,00</text:p>
          </table:table-cell>
          <table:table-cell office:value-type="string" calcext:value-type="string">
            <text:p>douzain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33]+([.M33]/20)+([.N33]/240)" office:value-type="float" office:value="15" calcext:value-type="float">
            <text:p>15,00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1335" calcext:value-type="float">
            <text:p>1 335,0000</text:p>
          </table:table-cell>
          <table:table-cell table:formula="of:=[.S33]-[.T33]" office:value-type="float" office:value="-1335" calcext:value-type="float">
            <text:p>-1335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ie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Danemark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34]+([.M34]/20)+([.N34]/240)" office:value-type="float" office:value="15" calcext:value-type="float">
            <text:p>15,00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15" calcext:value-type="float">
            <text:p>15,0000</text:p>
          </table:table-cell>
          <table:table-cell table:formula="of:=[.S34]-[.T34]" office:value-type="float" office:value="-15" calcext:value-type="float">
            <text:p>-15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Danemark</text:p>
          </table:table-cell>
          <table:table-cell office:value-type="float" office:value="104" calcext:value-type="float">
            <text:p>104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35]+([.M35]/20)+([.N35]/240)" office:value-type="float" office:value="22" calcext:value-type="float">
            <text:p>22,00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2288" calcext:value-type="float">
            <text:p>2 288,0000</text:p>
          </table:table-cell>
          <table:table-cell table:formula="of:=[.S35]-[.T35]" office:value-type="float" office:value="-2288" calcext:value-type="float">
            <text:p>-2288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table:style-name="ce8"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Danemark</text:p>
          </table:table-cell>
          <table:table-cell office:value-type="float" office:value="10800" calcext:value-type="float">
            <text:p>10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36]+([.M36]/20)+([.N36]/240)" office:value-type="float" office:value="0.4" calcext:value-type="float">
            <text:p>0,40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4320" calcext:value-type="float">
            <text:p>4 320,0000</text:p>
          </table:table-cell>
          <table:table-cell table:formula="of:=[.S36]-[.T36]" office:value-type="float" office:value="-4320" calcext:value-type="float">
            <text:p>-4320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iqueu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Danemark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37]+([.M37]/20)+([.N37]/240)" office:value-type="float" office:value="2.5" calcext:value-type="float">
            <text:p>2,5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60" calcext:value-type="float">
            <text:p>60,0000</text:p>
          </table:table-cell>
          <table:table-cell table:formula="of:=[.S37]-[.T37]" office:value-type="float" office:value="-60" calcext:value-type="float">
            <text:p>-60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anches de gaff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Danemark</text:p>
          </table:table-cell>
          <table:table-cell office:value-type="float" office:value="243" calcext:value-type="float">
            <text:p>243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.5" calcext:value-type="float">
            <text:p>10,5</text:p>
          </table:table-cell>
          <table:table-cell/>
          <table:table-cell table:style-name="ce22" table:formula="of:=[.L38]+([.M38]/20)+([.N38]/240)" office:value-type="float" office:value="0.525" calcext:value-type="float">
            <text:p>0,525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127.575" calcext:value-type="float">
            <text:p>127,5750</text:p>
          </table:table-cell>
          <table:table-cell table:formula="of:=[.S38]-[.T38]" office:value-type="float" office:value="-127.575" calcext:value-type="float">
            <text:p>-127,58</text:p>
          </table:table-cell>
          <table:table-cell office:value-type="string" calcext:value-type="string">
            <text:p>À 6 et 15 S</text:p>
          </table:table-cell>
          <table:table-cell table:number-columns-repeated="1002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ats petit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Danemark</text:p>
          </table:table-cell>
          <table:table-cell office:value-type="float" office:value="128" calcext:value-type="float">
            <text:p>128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39]+([.M39]/20)+([.N39]/240)" office:value-type="float" office:value="20" calcext:value-type="float">
            <text:p>20,00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2560" calcext:value-type="float">
            <text:p>2 560,0000</text:p>
          </table:table-cell>
          <table:table-cell table:formula="of:=[.S39]-[.T39]" office:value-type="float" office:value="-2560" calcext:value-type="float">
            <text:p>-2560</text:p>
          </table:table-cell>
          <table:table-cell office:value-type="string" calcext:value-type="string">
            <text:p>À 15 et 25 S</text:p>
          </table:table-cell>
          <table:table-cell table:number-columns-repeated="100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erches quarré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Danemark</text:p>
          </table:table-cell>
          <table:table-cell office:value-type="float" office:value="858" calcext:value-type="float">
            <text:p>858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40]+([.M40]/20)+([.N40]/240)" office:value-type="float" office:value="10" calcext:value-type="float">
            <text:p>10,0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8580" calcext:value-type="float">
            <text:p>8 580,0000</text:p>
          </table:table-cell>
          <table:table-cell table:formula="of:=[.S40]-[.T40]" office:value-type="float" office:value="-8580" calcext:value-type="float">
            <text:p>-8580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Danemark</text:p>
          </table:table-cell>
          <table:table-cell office:value-type="float" office:value="30942" calcext:value-type="float">
            <text:p>30 94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41]+([.M41]/20)+([.N41]/240)" office:value-type="float" office:value="1" calcext:value-type="float">
            <text:p>1,0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30942" calcext:value-type="float">
            <text:p>30 942,0000</text:p>
          </table:table-cell>
          <table:table-cell table:formula="of:=[.S41]-[.T41]" office:value-type="float" office:value="-30942" calcext:value-type="float">
            <text:p>-30942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outr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Danemark</text:p>
          </table:table-cell>
          <table:table-cell office:value-type="float" office:value="2001" calcext:value-type="float">
            <text:p>2 001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42]+([.M42]/20)+([.N42]/240)" office:value-type="float" office:value="3" calcext:value-type="float">
            <text:p>3,000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6003" calcext:value-type="float">
            <text:p>6 003,0000</text:p>
          </table:table-cell>
          <table:table-cell table:formula="of:=[.S42]-[.T42]" office:value-type="float" office:value="-6003" calcext:value-type="float">
            <text:p>-6003</text:p>
          </table:table-cell>
          <table:table-cell table:number-columns-repeated="100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ogues de moru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Danemark</text:p>
          </table:table-cell>
          <table:table-cell office:value-type="float" office:value="2928" calcext:value-type="float">
            <text:p>2 928,00</text:p>
          </table:table-cell>
          <table:table-cell office:value-type="string" calcext:value-type="string">
            <text:p>baril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43]+([.M43]/20)+([.N43]/240)" office:value-type="float" office:value="10" calcext:value-type="float">
            <text:p>10,00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29280" calcext:value-type="float">
            <text:p>29 280,0000</text:p>
          </table:table-cell>
          <table:table-cell table:formula="of:=[.S43]-[.T43]" office:value-type="float" office:value="-29280" calcext:value-type="float">
            <text:p>-29280</text:p>
          </table:table-cell>
          <table:table-cell table:number-columns-repeated="1003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ncres de f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5649" calcext:value-type="float">
            <text:p>5 649,00</text:p>
          </table:table-cell>
          <table:table-cell office:value-type="string" calcext:value-type="string">
            <text:p>livres</text:p>
          </table:table-cell>
          <table:table-cell office:value-type="float" office:value="0.24" calcext:value-type="float">
            <text:p>0,240</text:p>
          </table:table-cell>
          <table:table-cell table:number-columns-repeated="2"/>
          <table:table-cell table:style-name="ce22" table:formula="of:=[.L44]+([.M44]/20)+([.N44]/240)" office:value-type="float" office:value="0.24" calcext:value-type="float">
            <text:p>0,24000</text:p>
          </table:table-cell>
          <table:table-cell table:number-columns-repeated="3"/>
          <table:table-cell table:formula="of:=[.P44]+0.05*[.Q44]+[.R44]/240" office:value-type="float" office:value="0" calcext:value-type="float">
            <text:p>0</text:p>
          </table:table-cell>
          <table:table-cell table:formula="of:=[.J44]*[.O44]" office:value-type="float" office:value="1355.76" calcext:value-type="float">
            <text:p>1 355,7600</text:p>
          </table:table-cell>
          <table:table-cell table:formula="of:=[.S44]-[.T44]" office:value-type="float" office:value="-1355.76" calcext:value-type="float">
            <text:p>-1355,76</text:p>
          </table:table-cell>
          <table:table-cell office:value-type="string" calcext:value-type="string">
            <text:p>À 24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viro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610" calcext:value-type="float">
            <text:p>610,00</text:p>
          </table:table-cell>
          <table:table-cell office:value-type="string" calcext:value-type="string">
            <text:p>traqu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45]+([.M45]/20)+([.N45]/240)" office:value-type="float" office:value="3" calcext:value-type="float">
            <text:p>3,000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1830" calcext:value-type="float">
            <text:p>1 830,0000</text:p>
          </table:table-cell>
          <table:table-cell table:formula="of:=[.S45]-[.T45]" office:value-type="float" office:value="-1830" calcext:value-type="float">
            <text:p>-1830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46]+([.M46]/20)+([.N46]/240)" office:value-type="float" office:value="0.4" calcext:value-type="float">
            <text:p>0,40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10" calcext:value-type="float">
            <text:p>10,0000</text:p>
          </table:table-cell>
          <table:table-cell table:formula="of:=[.S46]-[.T46]" office:value-type="float" office:value="-10" calcext:value-type="float">
            <text:p>-10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ocola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47]+([.M47]/20)+([.N47]/240)" office:value-type="float" office:value="1.25" calcext:value-type="float">
            <text:p>1,25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25" calcext:value-type="float">
            <text:p>25,0000</text:p>
          </table:table-cell>
          <table:table-cell table:formula="of:=[.S47]-[.T47]" office:value-type="float" office:value="-25" calcext:value-type="float">
            <text:p>-25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itro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4500" calcext:value-type="float">
            <text:p>4 500,00</text:p>
          </table:table-cell>
          <table:table-cell office:value-type="string" calcext:value-type="string">
            <text:p>en nombre</text:p>
          </table:table-cell>
          <table:table-cell office:value-type="float" office:value="0.01" calcext:value-type="float">
            <text:p>0,010</text:p>
          </table:table-cell>
          <table:table-cell table:number-columns-repeated="2"/>
          <table:table-cell table:style-name="ce22" table:formula="of:=[.L48]+([.M48]/20)+([.N48]/240)" office:value-type="float" office:value="0.01" calcext:value-type="float">
            <text:p>0,01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45" calcext:value-type="float">
            <text:p>45,0000</text:p>
          </table:table-cell>
          <table:table-cell table:formula="of:=[.S48]-[.T48]" office:value-type="float" office:value="-45" calcext:value-type="float">
            <text:p>-45</text:p>
          </table:table-cell>
          <table:table-cell office:value-type="string" calcext:value-type="string">
            <text:p>À 10 le %%</text:p>
          </table:table-cell>
          <table:table-cell table:number-columns-repeated="100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table:style-name="ce9"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49]+([.M49]/20)+([.N49]/240)" office:value-type="float" office:value="0.3" calcext:value-type="float">
            <text:p>0,30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6" calcext:value-type="float">
            <text:p>6,0000</text:p>
          </table:table-cell>
          <table:table-cell table:formula="of:=[.S49]-[.T49]" office:value-type="float" office:value="-6" calcext:value-type="float">
            <text:p>-6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027512" calcext:value-type="float">
            <text:p>1 027 51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50]+([.M50]/20)+([.N50]/240)" office:value-type="float" office:value="0.15" calcext:value-type="float">
            <text:p>0,15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154126.8" calcext:value-type="float">
            <text:p>154 126,8000</text:p>
          </table:table-cell>
          <table:table-cell table:formula="of:=[.S50]-[.T50]" office:value-type="float" office:value="-154126.8" calcext:value-type="float">
            <text:p>-154126,8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282" calcext:value-type="float">
            <text:p>282,00</text:p>
          </table:table-cell>
          <table:table-cell office:value-type="string" calcext:value-type="string">
            <text:p>barils</text:p>
          </table:table-cell>
          <table:table-cell table:number-columns-repeated="3"/>
          <table:table-cell table:style-name="ce22" table:formula="of:=[.L51]+([.M51]/20)+([.N51]/240)" office:value-type="float" office:value="0" calcext:value-type="float">
            <text:p>0,00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0" calcext:value-type="float">
            <text:p>0,0000</text:p>
          </table:table-cell>
          <table:table-cell table:formula="of:=[.S51]-[.T51]" office:value-type="float" office:value="0" calcext:value-type="float">
            <text:p>0</text:p>
          </table:table-cell>
          <table:table-cell office:value-type="string" calcext:value-type="string">
            <text:p>À 3 S la livre. Prix rayé</text:p>
          </table:table-cell>
          <table:table-cell table:number-columns-repeated="100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cabas</text:p>
          </table:table-cell>
          <table:table-cell office:value-type="float" office:value="2" calcext:value-type="float">
            <text:p>2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52]+([.M52]/20)+([.N52]/240)" office:value-type="float" office:value="2.25" calcext:value-type="float">
            <text:p>2,25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45" calcext:value-type="float">
            <text:p>45,0000</text:p>
          </table:table-cell>
          <table:table-cell table:formula="of:=[.S52]-[.T52]" office:value-type="float" office:value="-45" calcext:value-type="float">
            <text:p>-45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barils</text:p>
          </table:table-cell>
          <table:table-cell office:value-type="float" office:value="16" calcext:value-type="float">
            <text:p>16,000</text:p>
          </table:table-cell>
          <table:table-cell table:number-columns-repeated="2"/>
          <table:table-cell table:style-name="ce22" table:formula="of:=[.L53]+([.M53]/20)+([.N53]/240)" office:value-type="float" office:value="16" calcext:value-type="float">
            <text:p>16,0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640" calcext:value-type="float">
            <text:p>640,0000</text:p>
          </table:table-cell>
          <table:table-cell table:formula="of:=[.S53]-[.T53]" office:value-type="float" office:value="-640" calcext:value-type="float">
            <text:p>-640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.5" calcext:value-type="float">
            <text:p>15,5</text:p>
          </table:table-cell>
          <table:table-cell/>
          <table:table-cell table:style-name="ce22" table:formula="of:=[.L54]+([.M54]/20)+([.N54]/240)" office:value-type="float" office:value="0.775" calcext:value-type="float">
            <text:p>0,775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46.5" calcext:value-type="float">
            <text:p>46,5000</text:p>
          </table:table-cell>
          <table:table-cell table:formula="of:=[.S54]-[.T54]" office:value-type="float" office:value="-46.5" calcext:value-type="float">
            <text:p>-46,5</text:p>
          </table:table-cell>
          <table:table-cell office:value-type="string" calcext:value-type="string">
            <text:p>à 15S à 16S</text:p>
          </table:table-cell>
          <table:table-cell table:number-columns-repeated="100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jamb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55]+([.M55]/20)+([.N55]/240)" office:value-type="float" office:value="0.4" calcext:value-type="float">
            <text:p>0,4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12" calcext:value-type="float">
            <text:p>12,0000</text:p>
          </table:table-cell>
          <table:table-cell table:formula="of:=[.S55]-[.T55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059" calcext:value-type="float">
            <text:p>1 059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56]+([.M56]/20)+([.N56]/240)" office:value-type="float" office:value="5" calcext:value-type="float">
            <text:p>5,0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5295" calcext:value-type="float">
            <text:p>5 295,0000</text:p>
          </table:table-cell>
          <table:table-cell table:formula="of:=[.S56]-[.T56]" office:value-type="float" office:value="-5295" calcext:value-type="float">
            <text:p>-5295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aine bru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57]+([.M57]/20)+([.N57]/240)" office:value-type="float" office:value="1.25" calcext:value-type="float">
            <text:p>1,25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750" calcext:value-type="float">
            <text:p>750,0000</text:p>
          </table:table-cell>
          <table:table-cell table:formula="of:=[.S57]-[.T57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aine de vigo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680" calcext:value-type="float">
            <text:p>6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58]+([.M58]/20)+([.N58]/240)" office:value-type="float" office:value="1.5" calcext:value-type="float">
            <text:p>1,50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1020" calcext:value-type="float">
            <text:p>1 020,0000</text:p>
          </table:table-cell>
          <table:table-cell table:formula="of:=[.S58]-[.T58]" office:value-type="float" office:value="-1020" calcext:value-type="float">
            <text:p>-1020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noisett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charges</text:p>
          </table:table-cell>
          <table:table-cell table:number-columns-repeated="3"/>
          <table:table-cell table:style-name="ce22" table:formula="of:=[.L59]+([.M59]/20)+([.N59]/240)" office:value-type="float" office:value="0" calcext:value-type="float">
            <text:p>0,0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0" calcext:value-type="float">
            <text:p>0,0000</text:p>
          </table:table-cell>
          <table:table-cell table:formula="of:=[.S59]-[.T59]" office:value-type="float" office:value="0" calcext:value-type="float">
            <text:p>0</text:p>
          </table:table-cell>
          <table:table-cell office:value-type="string" calcext:value-type="string">
            <text:p>À 10 et 20 S le boisseau</text:p>
          </table:table-cell>
          <table:table-cell table:number-columns-repeated="1002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l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60]+([.M60]/20)+([.N60]/240)" office:value-type="float" office:value="12" calcext:value-type="float">
            <text:p>12,0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12" calcext:value-type="float">
            <text:p>12,0000</text:p>
          </table:table-cell>
          <table:table-cell table:formula="of:=[.S60]-[.T60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oliv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66" calcext:value-type="float">
            <text:p>66,00</text:p>
          </table:table-cell>
          <table:table-cell office:value-type="string" calcext:value-type="string">
            <text:p>potich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61]+([.M61]/20)+([.N61]/240)" office:value-type="float" office:value="1.5" calcext:value-type="float">
            <text:p>1,5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99" calcext:value-type="float">
            <text:p>99,0000</text:p>
          </table:table-cell>
          <table:table-cell table:formula="of:=[.S61]-[.T61]" office:value-type="float" office:value="-99" calcext:value-type="float">
            <text:p>-99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4500" calcext:value-type="float">
            <text:p>4 5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0.01" calcext:value-type="float">
            <text:p>0,01</text:p>
          </table:table-cell>
          <table:table-cell/>
          <table:table-cell table:style-name="ce22" table:formula="of:=[.L62]+([.M62]/20)+([.N62]/240)" office:value-type="float" office:value="0.0005" calcext:value-type="float">
            <text:p>0,0005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2.25" calcext:value-type="float">
            <text:p>2,2500</text:p>
          </table:table-cell>
          <table:table-cell table:formula="of:=[.S62]-[.T62]" office:value-type="float" office:value="-2.25" calcext:value-type="float">
            <text:p>-2,25</text:p>
          </table:table-cell>
          <table:table-cell office:value-type="string" calcext:value-type="string">
            <text:p>À 10 L %%</text:p>
          </table:table-cell>
          <table:table-cell table:number-columns-repeated="1002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iast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250000" calcext:value-type="float">
            <text:p>250 000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" table:formula="of:=[.L63]+([.M63]/20)+([.N63]/240)" office:value-type="float" office:value="5.2" calcext:value-type="float">
            <text:p>5,20000</text:p>
          </table:table-cell>
          <table:table-cell table:number-columns-repeated="3"/>
          <table:table-cell table:formula="of:=[.P63]+0.05*[.Q63]+[.R63]/240" office:value-type="float" office:value="0" calcext:value-type="float">
            <text:p>0</text:p>
          </table:table-cell>
          <table:table-cell table:formula="of:=[.J63]*[.O63]" office:value-type="float" office:value="1300000" calcext:value-type="float">
            <text:p>1 300 000,0000</text:p>
          </table:table-cell>
          <table:table-cell table:formula="of:=[.S63]-[.T63]" office:value-type="float" office:value="-1300000" calcext:value-type="float">
            <text:p>-1300000</text:p>
          </table:table-cell>
          <table:table-cell table:number-columns-repeated="1003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878" calcext:value-type="float">
            <text:p>878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64]+([.M64]/20)+([.N64]/240)" office:value-type="float" office:value="20" calcext:value-type="float">
            <text:p>20,00000</text:p>
          </table:table-cell>
          <table:table-cell table:number-columns-repeated="3"/>
          <table:table-cell table:formula="of:=[.P64]+0.05*[.Q64]+[.R64]/240" office:value-type="float" office:value="0" calcext:value-type="float">
            <text:p>0</text:p>
          </table:table-cell>
          <table:table-cell table:formula="of:=[.J64]*[.O64]" office:value-type="float" office:value="17560" calcext:value-type="float">
            <text:p>17 560,0000</text:p>
          </table:table-cell>
          <table:table-cell table:formula="of:=[.S64]-[.T64]" office:value-type="float" office:value="-17560" calcext:value-type="float">
            <text:p>-17560</text:p>
          </table:table-cell>
          <table:table-cell table:number-columns-repeated="100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caba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65]+([.M65]/20)+([.N65]/240)" office:value-type="float" office:value="5" calcext:value-type="float">
            <text:p>5,0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40" calcext:value-type="float">
            <text:p>40,0000</text:p>
          </table:table-cell>
          <table:table-cell table:formula="of:=[.S65]-[.T65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potiches</text:p>
          </table:table-cell>
          <table:table-cell table:number-columns-repeated="3"/>
          <table:table-cell table:style-name="ce22" table:formula="of:=[.L66]+([.M66]/20)+([.N66]/240)" office:value-type="float" office:value="0" calcext:value-type="float">
            <text:p>0,00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0" calcext:value-type="float">
            <text:p>0,0000</text:p>
          </table:table-cell>
          <table:table-cell table:formula="of:=[.S66]-[.T66]" office:value-type="float" office:value="0" calcext:value-type="float">
            <text:p>0</text:p>
          </table:table-cell>
          <table:table-cell office:value-type="string" calcext:value-type="string">
            <text:p>À 6 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egli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22" table:formula="of:=[.L67]+([.M67]/20)+([.N67]/240)" office:value-type="float" office:value="0.15" calcext:value-type="float">
            <text:p>0,15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37.5" calcext:value-type="float">
            <text:p>37,5000</text:p>
          </table:table-cell>
          <table:table-cell table:formula="of:=[.S67]-[.T67]" office:value-type="float" office:value="-37.5" calcext:value-type="float">
            <text:p>-37,5</text:p>
          </table:table-cell>
          <table:table-cell office:value-type="string" calcext:value-type="string">
            <text:p>À 15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oz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1000" calcext:value-type="float">
            <text:p>11 000,00</text:p>
          </table:table-cell>
          <table:table-cell office:value-type="string" calcext:value-type="string">
            <text:p>en nombre</text:p>
          </table:table-cell>
          <table:table-cell office:value-type="float" office:value="0.06" calcext:value-type="float">
            <text:p>0,060</text:p>
          </table:table-cell>
          <table:table-cell table:number-columns-repeated="2"/>
          <table:table-cell table:style-name="ce22" table:formula="of:=[.L68]+([.M68]/20)+([.N68]/240)" office:value-type="float" office:value="0.06" calcext:value-type="float">
            <text:p>0,06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660" calcext:value-type="float">
            <text:p>660,0000</text:p>
          </table:table-cell>
          <table:table-cell table:formula="of:=[.S68]-[.T68]" office:value-type="float" office:value="-660" calcext:value-type="float">
            <text:p>-660</text:p>
          </table:table-cell>
          <table:table-cell office:value-type="string" calcext:value-type="string">
            <text:p>À 6 S le %</text:p>
          </table:table-cell>
          <table:table-cell table:number-columns-repeated="100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oz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5000" calcext:value-type="float">
            <text:p>5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2" table:formula="of:=[.L69]+([.M69]/20)+([.N69]/240)" office:value-type="float" office:value="0.075" calcext:value-type="float">
            <text:p>0,075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375" calcext:value-type="float">
            <text:p>375,0000</text:p>
          </table:table-cell>
          <table:table-cell table:formula="of:=[.S69]-[.T69]" office:value-type="float" office:value="-375" calcext:value-type="float">
            <text:p>-375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70]+([.M70]/20)+([.N70]/240)" office:value-type="float" office:value="0.45" calcext:value-type="float">
            <text:p>0,45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31.5" calcext:value-type="float">
            <text:p>31,5000</text:p>
          </table:table-cell>
          <table:table-cell table:formula="of:=[.S70]-[.T70]" office:value-type="float" office:value="-31.5" calcext:value-type="float">
            <text:p>-31,5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bottes</text:p>
          </table:table-cell>
          <table:table-cell office:value-type="float" office:value="250" calcext:value-type="float">
            <text:p>250,000</text:p>
          </table:table-cell>
          <table:table-cell table:number-columns-repeated="2"/>
          <table:table-cell table:style-name="ce22" table:formula="of:=[.L71]+([.M71]/20)+([.N71]/240)" office:value-type="float" office:value="250" calcext:value-type="float">
            <text:p>250,00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4875" calcext:value-type="float">
            <text:p>4 875,0000</text:p>
          </table:table-cell>
          <table:table-cell table:formula="of:=[.S71]-[.T71]" office:value-type="float" office:value="-4875" calcext:value-type="float">
            <text:p>-4875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tonneaux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2" table:formula="of:=[.L72]+([.M72]/20)+([.N72]/240)" office:value-type="float" office:value="500" calcext:value-type="float">
            <text:p>500,0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1500" calcext:value-type="float">
            <text:p>1 500,0000</text:p>
          </table:table-cell>
          <table:table-cell table:formula="of:=[.S72]-[.T72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24.75" calcext:value-type="float">
            <text:p>24,75</text:p>
          </table:table-cell>
          <table:table-cell office:value-type="string" calcext:value-type="string">
            <text:p>bariqu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73]+([.M73]/20)+([.N73]/240)" office:value-type="float" office:value="150" calcext:value-type="float">
            <text:p>150,00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3712.5" calcext:value-type="float">
            <text:p>3 712,5000</text:p>
          </table:table-cell>
          <table:table-cell table:formula="of:=[.S73]-[.T73]" office:value-type="float" office:value="-3712.5" calcext:value-type="float">
            <text:p>-3712,5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71" calcext:value-type="float">
            <text:p>71,00</text:p>
          </table:table-cell>
          <table:table-cell office:value-type="string" calcext:value-type="string">
            <text:p>baril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74]+([.M74]/20)+([.N74]/240)" office:value-type="float" office:value="40" calcext:value-type="float">
            <text:p>40,0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2840" calcext:value-type="float">
            <text:p>2 840,0000</text:p>
          </table:table-cell>
          <table:table-cell table:formula="of:=[.S74]-[.T74]" office:value-type="float" office:value="-2840" calcext:value-type="float">
            <text:p>-2840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'Espag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quart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2" table:formula="of:=[.L75]+([.M75]/20)+([.N75]/240)" office:value-type="float" office:value="75" calcext:value-type="float">
            <text:p>75,00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300" calcext:value-type="float">
            <text:p>300,0000</text:p>
          </table:table-cell>
          <table:table-cell table:formula="of:=[.S75]-[.T75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liqueu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76]+([.M76]/20)+([.N76]/240)" office:value-type="float" office:value="2.5" calcext:value-type="float">
            <text:p>2,5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150" calcext:value-type="float">
            <text:p>150,0000</text:p>
          </table:table-cell>
          <table:table-cell table:formula="of:=[.S76]-[.T76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Li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'Espagne</text:p>
          </table:table-cell>
          <table:table-cell office:value-type="float" office:value="310" calcext:value-type="float">
            <text:p>310,00</text:p>
          </table:table-cell>
          <table:table-cell office:value-type="string" calcext:value-type="string">
            <text:p>bottes</text:p>
          </table:table-cell>
          <table:table-cell office:value-type="float" office:value="260" calcext:value-type="float">
            <text:p>260,000</text:p>
          </table:table-cell>
          <table:table-cell table:number-columns-repeated="2"/>
          <table:table-cell table:style-name="ce22" table:formula="of:=[.L77]+([.M77]/20)+([.N77]/240)" office:value-type="float" office:value="260" calcext:value-type="float">
            <text:p>260,0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80600" calcext:value-type="float">
            <text:p>80 600,0000</text:p>
          </table:table-cell>
          <table:table-cell table:formula="of:=[.S77]-[.T77]" office:value-type="float" office:value="-80600" calcext:value-type="float">
            <text:p>-80600</text:p>
          </table:table-cell>
          <table:table-cell office:value-type="string" calcext:value-type="string">
            <text:p>nom du produit incertain. Lires ? Rires ? Probablement une déformation de Xerès</text:p>
          </table:table-cell>
          <table:table-cell table:number-columns-repeated="1002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39" calcext:value-type="float">
            <text:p>39,00</text:p>
          </table:table-cell>
          <table:table-cell office:value-type="string" calcext:value-type="string">
            <text:p>barils</text:p>
          </table:table-cell>
          <table:table-cell office:value-type="float" office:value="24.5" calcext:value-type="float">
            <text:p>24,500</text:p>
          </table:table-cell>
          <table:table-cell table:number-columns-repeated="2"/>
          <table:table-cell table:style-name="ce22" table:formula="of:=[.L78]+([.M78]/20)+([.N78]/240)" office:value-type="float" office:value="24.5" calcext:value-type="float">
            <text:p>24,50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955.5" calcext:value-type="float">
            <text:p>955,5000</text:p>
          </table:table-cell>
          <table:table-cell table:formula="of:=[.S78]-[.T78]" office:value-type="float" office:value="-955.5" calcext:value-type="float">
            <text:p>-955,5</text:p>
          </table:table-cell>
          <table:table-cell office:value-type="string" calcext:value-type="string">
            <text:p>22L à 27L</text:p>
          </table:table-cell>
          <table:table-cell table:number-columns-repeated="1002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6009" calcext:value-type="float">
            <text:p>6 00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79]+([.M79]/20)+([.N79]/240)" office:value-type="float" office:value="0.25" calcext:value-type="float">
            <text:p>0,25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1502.25" calcext:value-type="float">
            <text:p>1 502,2500</text:p>
          </table:table-cell>
          <table:table-cell table:formula="of:=[.S79]-[.T79]" office:value-type="float" office:value="-1502.25" calcext:value-type="float">
            <text:p>-1502,25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llu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5015" calcext:value-type="float">
            <text:p>5 0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80]+([.M80]/20)+([.N80]/240)" office:value-type="float" office:value="0.2" calcext:value-type="float">
            <text:p>0,2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1003" calcext:value-type="float">
            <text:p>1 003,0000</text:p>
          </table:table-cell>
          <table:table-cell table:formula="of:=[.S80]-[.T80]" office:value-type="float" office:value="-1003" calcext:value-type="float">
            <text:p>-1003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baril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81]+([.M81]/20)+([.N81]/240)" office:value-type="float" office:value="40" calcext:value-type="float">
            <text:p>40,0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280" calcext:value-type="float">
            <text:p>280,0000</text:p>
          </table:table-cell>
          <table:table-cell table:formula="of:=[.S81]-[.T81]" office:value-type="float" office:value="-280" calcext:value-type="float">
            <text:p>-280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500" calcext:value-type="float">
            <text:p>2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82]+([.M82]/20)+([.N82]/240)" office:value-type="float" office:value="0.2" calcext:value-type="float">
            <text:p>0,2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500" calcext:value-type="float">
            <text:p>500,0000</text:p>
          </table:table-cell>
          <table:table-cell table:formula="of:=[.S82]-[.T82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nspect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83]+([.M83]/20)+([.N83]/240)" office:value-type="float" office:value="3" calcext:value-type="float">
            <text:p>3,00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90" calcext:value-type="float">
            <text:p>90,0000</text:p>
          </table:table-cell>
          <table:table-cell table:formula="of:=[.S83]-[.T83]" office:value-type="float" office:value="-90" calcext:value-type="float">
            <text:p>-90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rmes à feu fusil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84]+([.M84]/20)+([.N84]/240)" office:value-type="float" office:value="8" calcext:value-type="float">
            <text:p>8,00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1280" calcext:value-type="float">
            <text:p>1 280,0000</text:p>
          </table:table-cell>
          <table:table-cell table:formula="of:=[.S84]-[.T84]" office:value-type="float" office:value="-1280" calcext:value-type="float">
            <text:p>-1280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rmes à feu pistolet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pai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85]+([.M85]/20)+([.N85]/240)" office:value-type="float" office:value="4" calcext:value-type="float">
            <text:p>4,00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28" calcext:value-type="float">
            <text:p>28,0000</text:p>
          </table:table-cell>
          <table:table-cell table:formula="of:=[.S85]-[.T85]" office:value-type="float" office:value="-28" calcext:value-type="float">
            <text:p>-28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228" calcext:value-type="float">
            <text:p>1 22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86]+([.M86]/20)+([.N86]/240)" office:value-type="float" office:value="0.75" calcext:value-type="float">
            <text:p>0,75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921" calcext:value-type="float">
            <text:p>921,0000</text:p>
          </table:table-cell>
          <table:table-cell table:formula="of:=[.S86]-[.T86]" office:value-type="float" office:value="-921" calcext:value-type="float">
            <text:p>-921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ajutap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40" calcext:value-type="float">
            <text:p>140,00</text:p>
          </table:table-cell>
          <table:table-cell office:value-type="string" calcext:value-type="string">
            <text:p>pièce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2" table:formula="of:=[.L87]+([.M87]/20)+([.N87]/240)" office:value-type="float" office:value="26" calcext:value-type="float">
            <text:p>26,00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3640" calcext:value-type="float">
            <text:p>3 640,0000</text:p>
          </table:table-cell>
          <table:table-cell table:formula="of:=[.S87]-[.T87]" office:value-type="float" office:value="-3640" calcext:value-type="float">
            <text:p>-3640</text:p>
          </table:table-cell>
          <table:table-cell office:value-type="string" calcext:value-type="string">
            <text:p>à 22L à 30L</text:p>
          </table:table-cell>
          <table:table-cell table:number-columns-repeated="1002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aleine coupé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2" table:formula="of:=[.L88]+([.M88]/20)+([.N88]/240)" office:value-type="float" office:value="3.75" calcext:value-type="float">
            <text:p>3,75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150" calcext:value-type="float">
            <text:p>150,0000</text:p>
          </table:table-cell>
          <table:table-cell table:formula="of:=[.S88]-[.T88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arbues de gra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89]+([.M89]/20)+([.N89]/240)" office:value-type="float" office:value="0.15" calcext:value-type="float">
            <text:p>0,15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3.6" calcext:value-type="float">
            <text:p>3,6000</text:p>
          </table:table-cell>
          <table:table-cell table:formula="of:=[.S89]-[.T89]" office:value-type="float" office:value="-3.6" calcext:value-type="float">
            <text:p>-3,6</text:p>
          </table:table-cell>
          <table:table-cell office:value-type="string" calcext:value-type="string">
            <text:p>nom du produit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94" calcext:value-type="float">
            <text:p>194,00</text:p>
          </table:table-cell>
          <table:table-cell office:value-type="string" calcext:value-type="string">
            <text:p>bariqu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90]+([.M90]/20)+([.N90]/240)" office:value-type="float" office:value="15" calcext:value-type="float">
            <text:p>15,0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2910" calcext:value-type="float">
            <text:p>2 910,0000</text:p>
          </table:table-cell>
          <table:table-cell table:formula="of:=[.S90]-[.T90]" office:value-type="float" office:value="-2910" calcext:value-type="float">
            <text:p>-2910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is de campe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3550" calcext:value-type="float">
            <text:p>3 5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91]+([.M91]/20)+([.N91]/240)" office:value-type="float" office:value="0.15" calcext:value-type="float">
            <text:p>0,15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532.5" calcext:value-type="float">
            <text:p>532,5000</text:p>
          </table:table-cell>
          <table:table-cell table:formula="of:=[.S91]-[.T91]" office:value-type="float" office:value="-532.5" calcext:value-type="float">
            <text:p>-532,5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is merrains à bott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92]+([.M92]/20)+([.N92]/240)" office:value-type="float" office:value="0.2" calcext:value-type="float">
            <text:p>0,2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400" calcext:value-type="float">
            <text:p>400,0000</text:p>
          </table:table-cell>
          <table:table-cell table:formula="of:=[.S92]-[.T92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is de sanda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livres</text:p>
          </table:table-cell>
          <table:table-cell office:value-type="float" office:value="0.25" calcext:value-type="float">
            <text:p>0,250</text:p>
          </table:table-cell>
          <table:table-cell table:number-columns-repeated="2"/>
          <table:table-cell table:style-name="ce22" table:formula="of:=[.L93]+([.M93]/20)+([.N93]/240)" office:value-type="float" office:value="0.25" calcext:value-type="float">
            <text:p>0,25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10" calcext:value-type="float">
            <text:p>10,0000</text:p>
          </table:table-cell>
          <table:table-cell table:formula="of:=[.S93]-[.T93]" office:value-type="float" office:value="-10" calcext:value-type="float">
            <text:p>-10</text:p>
          </table:table-cell>
          <table:table-cell office:value-type="string" calcext:value-type="string">
            <text:p>à 25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utons de coco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94]+([.M94]/20)+([.N94]/240)" office:value-type="float" office:value="1" calcext:value-type="float">
            <text:p>1,00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50" calcext:value-type="float">
            <text:p>50,0000</text:p>
          </table:table-cell>
          <table:table-cell table:formula="of:=[.S94]-[.T94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rau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ièces</text:p>
          </table:table-cell>
          <table:table-cell office:value-type="float" office:value="32" calcext:value-type="float">
            <text:p>32,000</text:p>
          </table:table-cell>
          <table:table-cell table:number-columns-repeated="2"/>
          <table:table-cell table:style-name="ce22" table:formula="of:=[.L95]+([.M95]/20)+([.N95]/240)" office:value-type="float" office:value="32" calcext:value-type="float">
            <text:p>32,00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768" calcext:value-type="float">
            <text:p>768,0000</text:p>
          </table:table-cell>
          <table:table-cell table:formula="of:=[.S95]-[.T95]" office:value-type="float" office:value="-768" calcext:value-type="float">
            <text:p>-768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46" calcext:value-type="float">
            <text:p>46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96]+([.M96]/20)+([.N96]/240)" office:value-type="float" office:value="22" calcext:value-type="float">
            <text:p>22,0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1012" calcext:value-type="float">
            <text:p>1 012,0000</text:p>
          </table:table-cell>
          <table:table-cell table:formula="of:=[.S96]-[.T96]" office:value-type="float" office:value="-1012" calcext:value-type="float">
            <text:p>-1012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ross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97]+([.M97]/20)+([.N97]/240)" office:value-type="float" office:value="1" calcext:value-type="float">
            <text:p>1,00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4" calcext:value-type="float">
            <text:p>4,0000</text:p>
          </table:table-cell>
          <table:table-cell table:formula="of:=[.S97]-[.T97]" office:value-type="float" office:value="-4" calcext:value-type="float">
            <text:p>-4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mph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43" calcext:value-type="float">
            <text:p>43,00</text:p>
          </table:table-cell>
          <table:table-cell office:value-type="string" calcext:value-type="string">
            <text:p>livres</text:p>
          </table:table-cell>
          <table:table-cell office:value-type="float" office:value="8.5" calcext:value-type="float">
            <text:p>8,500</text:p>
          </table:table-cell>
          <table:table-cell table:number-columns-repeated="2"/>
          <table:table-cell table:style-name="ce22" table:formula="of:=[.L98]+([.M98]/20)+([.N98]/240)" office:value-type="float" office:value="8.5" calcext:value-type="float">
            <text:p>8,5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365.5" calcext:value-type="float">
            <text:p>365,5000</text:p>
          </table:table-cell>
          <table:table-cell table:formula="of:=[.S98]-[.T98]" office:value-type="float" office:value="-365.5" calcext:value-type="float">
            <text:p>-365,5</text:p>
          </table:table-cell>
          <table:table-cell office:value-type="string" calcext:value-type="string">
            <text:p>À 8 à 9L</text:p>
          </table:table-cell>
          <table:table-cell table:number-columns-repeated="1002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32" calcext:value-type="float">
            <text:p>32,00</text:p>
          </table:table-cell>
          <table:table-cell office:value-type="string" calcext:value-type="string">
            <text:p>livr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99]+([.M99]/20)+([.N99]/240)" office:value-type="float" office:value="6" calcext:value-type="float">
            <text:p>6,0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192" calcext:value-type="float">
            <text:p>192,0000</text:p>
          </table:table-cell>
          <table:table-cell table:formula="of:=[.S99]-[.T99]" office:value-type="float" office:value="-192" calcext:value-type="float">
            <text:p>-192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table:number-columns-repeated="5"/>
          <table:table-cell table:style-name="ce22" table:formula="of:=[.L100]+([.M100]/20)+([.N100]/240)" office:value-type="float" office:value="0" calcext:value-type="float">
            <text:p>0,00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[.P100]+0.05*[.Q100]+[.R100]/240" office:value-type="float" office:value="5000" calcext:value-type="float">
            <text:p>5000</text:p>
          </table:table-cell>
          <table:table-cell table:formula="of:=[.J100]*[.O100]" office:value-type="float" office:value="0" calcext:value-type="float">
            <text:p>0,0000</text:p>
          </table:table-cell>
          <table:table-cell table:formula="of:=[.S100]-[.T100]" office:value-type="float" office:value="5000" calcext:value-type="float">
            <text:p>5000</text:p>
          </table:table-cell>
          <table:table-cell office:value-type="string" calcext:value-type="string">
            <text:p>valeur de 50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nevett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01]+([.M101]/20)+([.N101]/240)" office:value-type="float" office:value="0.2" calcext:value-type="float">
            <text:p>0,2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32" calcext:value-type="float">
            <text:p>32,0000</text:p>
          </table:table-cell>
          <table:table-cell table:formula="of:=[.S101]-[.T101]" office:value-type="float" office:value="-32" calcext:value-type="float">
            <text:p>-32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nnettes de grè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22" table:formula="of:=[.L102]+([.M102]/20)+([.N102]/240)" office:value-type="float" office:value="0" calcext:value-type="float">
            <text:p>0,0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0" calcext:value-type="float">
            <text:p>0,0000</text:p>
          </table:table-cell>
          <table:table-cell table:formula="of:=[.S102]-[.T102]" office:value-type="float" office:value="0" calcext:value-type="float">
            <text:p>0</text:p>
          </table:table-cell>
          <table:table-cell office:value-type="string" calcext:value-type="string">
            <text:p>À 4 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table:style-name="ce10" office:value-type="string" calcext:value-type="string">
            <text:p>cave garnie de 12 flaco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en nombre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103]+([.M103]/20)+([.N103]/240)" office:value-type="float" office:value="8" calcext:value-type="float">
            <text:p>8,0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96" calcext:value-type="float">
            <text:p>96,0000</text:p>
          </table:table-cell>
          <table:table-cell table:formula="of:=[.S103]-[.T103]" office:value-type="float" office:value="-96" calcext:value-type="float">
            <text:p>-96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table:style-name="ce10" office:value-type="string" calcext:value-type="string">
            <text:p>cave garnie de 9 flaco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62" calcext:value-type="float">
            <text:p>62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104]+([.M104]/20)+([.N104]/240)" office:value-type="float" office:value="6" calcext:value-type="float">
            <text:p>6,00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372" calcext:value-type="float">
            <text:p>372,0000</text:p>
          </table:table-cell>
          <table:table-cell table:formula="of:=[.S104]-[.T104]" office:value-type="float" office:value="-372" calcext:value-type="float">
            <text:p>-372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table:style-name="ce10" office:value-type="string" calcext:value-type="string">
            <text:p>cave garnie de 6 flaco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925" calcext:value-type="float">
            <text:p>925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05]+([.M105]/20)+([.N105]/240)" office:value-type="float" office:value="4" calcext:value-type="float">
            <text:p>4,00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3700" calcext:value-type="float">
            <text:p>3 700,0000</text:p>
          </table:table-cell>
          <table:table-cell table:formula="of:=[.S105]-[.T105]" office:value-type="float" office:value="-3700" calcext:value-type="float">
            <text:p>-3700</text:p>
          </table:table-cell>
          <table:table-cell table:number-columns-repeated="1003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eru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futailles 500 L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style-name="ce22" table:formula="of:=[.L106]+([.M106]/20)+([.N106]/240)" office:value-type="float" office:value="50" calcext:value-type="float">
            <text:p>50,00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1000" calcext:value-type="float">
            <text:p>1 000,0000</text:p>
          </table:table-cell>
          <table:table-cell table:formula="of:=[.S106]-[.T106]" office:value-type="float" office:value="-1000" calcext:value-type="float">
            <text:p>-1000</text:p>
          </table:table-cell>
          <table:table-cell office:value-type="string" calcext:value-type="string">
            <text:p>À 2 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eru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128" calcext:value-type="float">
            <text:p>1 12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107]+([.M107]/20)+([.N107]/240)" office:value-type="float" office:value="0.1" calcext:value-type="float">
            <text:p>0,10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112.8" calcext:value-type="float">
            <text:p>112,8000</text:p>
          </table:table-cell>
          <table:table-cell table:formula="of:=[.S107]-[.T107]" office:value-type="float" office:value="-112.8" calcext:value-type="float">
            <text:p>-112,8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table:style-name="ce10" office:value-type="string" calcext:value-type="string">
            <text:p>chaises de commodit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108]+([.M108]/20)+([.N108]/240)" office:value-type="float" office:value="6" calcext:value-type="float">
            <text:p>6,00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30" calcext:value-type="float">
            <text:p>30,0000</text:p>
          </table:table-cell>
          <table:table-cell table:formula="of:=[.S108]-[.T108]" office:value-type="float" office:value="-30" calcext:value-type="float">
            <text:p>-30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4000" calcext:value-type="float">
            <text:p>14 000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22" table:formula="of:=[.L109]+([.M109]/20)+([.N109]/240)" office:value-type="float" office:value="0.18" calcext:value-type="float">
            <text:p>0,18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2520" calcext:value-type="float">
            <text:p>2 520,0000</text:p>
          </table:table-cell>
          <table:table-cell table:formula="of:=[.S109]-[.T109]" office:value-type="float" office:value="-2520" calcext:value-type="float">
            <text:p>-2520</text:p>
          </table:table-cell>
          <table:table-cell office:value-type="string" calcext:value-type="string">
            <text:p>À 18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anvre peign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10]+([.M110]/20)+([.N110]/240)" office:value-type="float" office:value="0.5" calcext:value-type="float">
            <text:p>0,50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40" calcext:value-type="float">
            <text:p>40,0000</text:p>
          </table:table-cell>
          <table:table-cell table:formula="of:=[.S110]-[.T110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420" calcext:value-type="float">
            <text:p>42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111]+([.M111]/20)+([.N111]/240)" office:value-type="float" office:value="25" calcext:value-type="float">
            <text:p>25,00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10500" calcext:value-type="float">
            <text:p>10 500,0000</text:p>
          </table:table-cell>
          <table:table-cell table:formula="of:=[.S111]-[.T111]" office:value-type="float" office:value="-10500" calcext:value-type="float">
            <text:p>-10500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12]+([.M112]/20)+([.N112]/240)" office:value-type="float" office:value="0.3" calcext:value-type="float">
            <text:p>0,3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360" calcext:value-type="float">
            <text:p>360,0000</text:p>
          </table:table-cell>
          <table:table-cell table:formula="of:=[.S112]-[.T112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orail f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75" calcext:value-type="float">
            <text:p>175,00</text:p>
          </table:table-cell>
          <table:table-cell office:value-type="string" calcext:value-type="string">
            <text:p>liv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13]+([.M113]/20)+([.N113]/240)" office:value-type="float" office:value="10" calcext:value-type="float">
            <text:p>10,0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1750" calcext:value-type="float">
            <text:p>1 750,0000</text:p>
          </table:table-cell>
          <table:table-cell table:formula="of:=[.S113]-[.T113]" office:value-type="float" office:value="-1750" calcext:value-type="float">
            <text:p>-1750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oro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pièces</text:p>
          </table:table-cell>
          <table:table-cell office:value-type="float" office:value="11" calcext:value-type="float">
            <text:p>11,000</text:p>
          </table:table-cell>
          <table:table-cell table:number-columns-repeated="2"/>
          <table:table-cell table:style-name="ce22" table:formula="of:=[.L114]+([.M114]/20)+([.N114]/240)" office:value-type="float" office:value="11" calcext:value-type="float">
            <text:p>11,0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440" calcext:value-type="float">
            <text:p>440,0000</text:p>
          </table:table-cell>
          <table:table-cell table:formula="of:=[.S114]-[.T114]" office:value-type="float" office:value="-440" calcext:value-type="float">
            <text:p>-440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oupero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6721" calcext:value-type="float">
            <text:p>16 721,00</text:p>
          </table:table-cell>
          <table:table-cell office:value-type="string" calcext:value-type="string">
            <text:p>livres</text:p>
          </table:table-cell>
          <table:table-cell office:value-type="float" office:value="0.08" calcext:value-type="float">
            <text:p>0,080</text:p>
          </table:table-cell>
          <table:table-cell table:number-columns-repeated="2"/>
          <table:table-cell table:style-name="ce22" table:formula="of:=[.L115]+([.M115]/20)+([.N115]/240)" office:value-type="float" office:value="0.08" calcext:value-type="float">
            <text:p>0,08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1337.68" calcext:value-type="float">
            <text:p>1 337,6800</text:p>
          </table:table-cell>
          <table:table-cell table:formula="of:=[.S115]-[.T115]" office:value-type="float" office:value="-1337.68" calcext:value-type="float">
            <text:p>-1337,68</text:p>
          </table:table-cell>
          <table:table-cell office:value-type="string" calcext:value-type="string">
            <text:p>À 8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oup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360" calcext:value-type="float">
            <text:p>360,00</text:p>
          </table:table-cell>
          <table:table-cell office:value-type="string" calcext:value-type="string">
            <text:p>pièces</text:p>
          </table:table-cell>
          <table:table-cell office:value-type="float" office:value="11" calcext:value-type="float">
            <text:p>11,000</text:p>
          </table:table-cell>
          <table:table-cell table:number-columns-repeated="2"/>
          <table:table-cell table:style-name="ce22" table:formula="of:=[.L116]+([.M116]/20)+([.N116]/240)" office:value-type="float" office:value="11" calcext:value-type="float">
            <text:p>11,00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3960" calcext:value-type="float">
            <text:p>3 960,0000</text:p>
          </table:table-cell>
          <table:table-cell table:formula="of:=[.S116]-[.T116]" office:value-type="float" office:value="-3960" calcext:value-type="float">
            <text:p>-3960</text:p>
          </table:table-cell>
          <table:table-cell office:value-type="string" calcext:value-type="string">
            <text:p>10 à 12 L</text:p>
          </table:table-cell>
          <table:table-cell table:number-columns-repeated="1002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outeaux flamand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780" calcext:value-type="float">
            <text:p>780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17]+([.M117]/20)+([.N117]/240)" office:value-type="float" office:value="1.5" calcext:value-type="float">
            <text:p>1,5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1170" calcext:value-type="float">
            <text:p>1 170,0000</text:p>
          </table:table-cell>
          <table:table-cell table:formula="of:=[.S117]-[.T117]" office:value-type="float" office:value="-1170" calcext:value-type="float">
            <text:p>-1170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reusets de te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2" table:formula="of:=[.L118]+([.M118]/20)+([.N118]/240)" office:value-type="float" office:value="0.05" calcext:value-type="float">
            <text:p>0,0500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3.5" calcext:value-type="float">
            <text:p>3,5000</text:p>
          </table:table-cell>
          <table:table-cell table:formula="of:=[.S118]-[.T118]" office:value-type="float" office:value="-3.5" calcext:value-type="float">
            <text:p>-3,5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reusets de te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850" calcext:value-type="float">
            <text:p>8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19]+([.M119]/20)+([.N119]/240)" office:value-type="float" office:value="0.3" calcext:value-type="float">
            <text:p>0,3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255" calcext:value-type="float">
            <text:p>255,0000</text:p>
          </table:table-cell>
          <table:table-cell table:formula="of:=[.S119]-[.T119]" office:value-type="float" office:value="-255" calcext:value-type="float">
            <text:p>-255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r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20]+([.M120]/20)+([.N120]/240)" office:value-type="float" office:value="0.5" calcext:value-type="float">
            <text:p>0,5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150" calcext:value-type="float">
            <text:p>150,0000</text:p>
          </table:table-cell>
          <table:table-cell table:formula="of:=[.S120]-[.T120]" office:value-type="float" office:value="-150" calcext:value-type="float">
            <text:p>-150</text:p>
          </table:table-cell>
          <table:table-cell office:value-type="string" calcext:value-type="string">
            <text:p>À 8 à 12 S</text:p>
          </table:table-cell>
          <table:table-cell table:number-columns-repeated="1002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vre bru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21]+([.M121]/20)+([.N121]/240)" office:value-type="float" office:value="1" calcext:value-type="float">
            <text:p>1,00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600" calcext:value-type="float">
            <text:p>600,0000</text:p>
          </table:table-cell>
          <table:table-cell table:formula="of:=[.S121]-[.T121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vre en chaudro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629" calcext:value-type="float">
            <text:p>2 62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22]+([.M122]/20)+([.N122]/240)" office:value-type="float" office:value="1.5" calcext:value-type="float">
            <text:p>1,50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3943.5" calcext:value-type="float">
            <text:p>3 943,5000</text:p>
          </table:table-cell>
          <table:table-cell table:formula="of:=[.S122]-[.T122]" office:value-type="float" office:value="-3943.5" calcext:value-type="float">
            <text:p>-3943,5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3041" calcext:value-type="float">
            <text:p>3 04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23]+([.M123]/20)+([.N123]/240)" office:value-type="float" office:value="1.5" calcext:value-type="float">
            <text:p>1,500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4561.5" calcext:value-type="float">
            <text:p>4 561,5000</text:p>
          </table:table-cell>
          <table:table-cell table:formula="of:=[.S123]-[.T123]" office:value-type="float" office:value="-4561.5" calcext:value-type="float">
            <text:p>-4561,5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drogueri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772" calcext:value-type="float">
            <text:p>2 77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24]+([.M124]/20)+([.N124]/240)" office:value-type="float" office:value="2" calcext:value-type="float">
            <text:p>2,00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5544" calcext:value-type="float">
            <text:p>5 544,0000</text:p>
          </table:table-cell>
          <table:table-cell table:formula="of:=[.S124]-[.T124]" office:value-type="float" office:value="-5544" calcext:value-type="float">
            <text:p>-5544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au for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20" calcext:value-type="float">
            <text:p>2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125]+([.M125]/20)+([.N125]/240)" office:value-type="float" office:value="2" calcext:value-type="float">
            <text:p>2,00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440" calcext:value-type="float">
            <text:p>440,0000</text:p>
          </table:table-cell>
          <table:table-cell table:formula="of:=[.S125]-[.T125]" office:value-type="float" office:value="-440" calcext:value-type="float">
            <text:p>-440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pic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967" calcext:value-type="float">
            <text:p>2 96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26]+([.M126]/20)+([.N126]/240)" office:value-type="float" office:value="1.5" calcext:value-type="float">
            <text:p>1,5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4450.5" calcext:value-type="float">
            <text:p>4 450,5000</text:p>
          </table:table-cell>
          <table:table-cell table:formula="of:=[.S126]-[.T126]" office:value-type="float" office:value="-4450.5" calcext:value-type="float">
            <text:p>-4450,5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spa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51" calcext:value-type="float">
            <text:p>151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127]+([.M127]/20)+([.N127]/240)" office:value-type="float" office:value="2.5" calcext:value-type="float">
            <text:p>2,50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377.5" calcext:value-type="float">
            <text:p>377,5000</text:p>
          </table:table-cell>
          <table:table-cell table:formula="of:=[.S127]-[.T127]" office:value-type="float" office:value="-377.5" calcext:value-type="float">
            <text:p>-377,5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28]+([.M128]/20)+([.N128]/240)" office:value-type="float" office:value="0.3" calcext:value-type="float">
            <text:p>0,3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4.5" calcext:value-type="float">
            <text:p>4,5000</text:p>
          </table:table-cell>
          <table:table-cell table:formula="of:=[.S128]-[.T128]" office:value-type="float" office:value="-4.5" calcext:value-type="float">
            <text:p>-4,5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08555" calcext:value-type="float">
            <text:p>108 5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129]+([.M129]/20)+([.N129]/240)" office:value-type="float" office:value="0.45" calcext:value-type="float">
            <text:p>0,45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48849.75" calcext:value-type="float">
            <text:p>48 849,7500</text:p>
          </table:table-cell>
          <table:table-cell table:formula="of:=[.S129]-[.T129]" office:value-type="float" office:value="-48849.75" calcext:value-type="float">
            <text:p>-48849,75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baril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130]+([.M130]/20)+([.N130]/240)" office:value-type="float" office:value="90" calcext:value-type="float">
            <text:p>90,00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1890" calcext:value-type="float">
            <text:p>1 890,0000</text:p>
          </table:table-cell>
          <table:table-cell table:formula="of:=[.S130]-[.T130]" office:value-type="float" office:value="-1890" calcext:value-type="float">
            <text:p>-1890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er feuillard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33775" calcext:value-type="float">
            <text:p>133 775,00</text:p>
          </table:table-cell>
          <table:table-cell office:value-type="string" calcext:value-type="string">
            <text:p>livres</text:p>
          </table:table-cell>
          <table:table-cell office:value-type="float" office:value="0.18" calcext:value-type="float">
            <text:p>0,180</text:p>
          </table:table-cell>
          <table:table-cell table:number-columns-repeated="2"/>
          <table:table-cell table:style-name="ce22" table:formula="of:=[.L131]+([.M131]/20)+([.N131]/240)" office:value-type="float" office:value="0.18" calcext:value-type="float">
            <text:p>0,18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24079.5" calcext:value-type="float">
            <text:p>24 079,5000</text:p>
          </table:table-cell>
          <table:table-cell table:formula="of:=[.S131]-[.T131]" office:value-type="float" office:value="-24079.5" calcext:value-type="float">
            <text:p>-24079,5</text:p>
          </table:table-cell>
          <table:table-cell office:value-type="string" calcext:value-type="string">
            <text:p>À 18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er en plaqu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436" calcext:value-type="float">
            <text:p>1 43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.5" calcext:value-type="float">
            <text:p>3,5</text:p>
          </table:table-cell>
          <table:table-cell/>
          <table:table-cell table:style-name="ce22" table:formula="of:=[.L132]+([.M132]/20)+([.N132]/240)" office:value-type="float" office:value="0.175" calcext:value-type="float">
            <text:p>0,175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251.3" calcext:value-type="float">
            <text:p>251,3000</text:p>
          </table:table-cell>
          <table:table-cell table:formula="of:=[.S132]-[.T132]" office:value-type="float" office:value="-251.3" calcext:value-type="float">
            <text:p>-251,3</text:p>
          </table:table-cell>
          <table:table-cell office:value-type="string" calcext:value-type="string">
            <text:p>À 3 à 4 S</text:p>
          </table:table-cell>
          <table:table-cell table:number-columns-repeated="1002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er rond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23775" calcext:value-type="float">
            <text:p>123 7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133]+([.M133]/20)+([.N133]/240)" office:value-type="float" office:value="0.4" calcext:value-type="float">
            <text:p>0,4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49510" calcext:value-type="float">
            <text:p>49 510,0000</text:p>
          </table:table-cell>
          <table:table-cell table:formula="of:=[.S133]-[.T133]" office:value-type="float" office:value="-49510" calcext:value-type="float">
            <text:p>-49510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leth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134]+([.M134]/20)+([.N134]/240)" office:value-type="float" office:value="120" calcext:value-type="float">
            <text:p>120,00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1440" calcext:value-type="float">
            <text:p>1 440,0000</text:p>
          </table:table-cell>
          <table:table-cell table:formula="of:=[.S134]-[.T134]" office:value-type="float" office:value="-1440" calcext:value-type="float">
            <text:p>-1440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il de f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210" calcext:value-type="float">
            <text:p>2 2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135]+([.M135]/20)+([.N135]/240)" office:value-type="float" office:value="0.75" calcext:value-type="float">
            <text:p>0,75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1657.5" calcext:value-type="float">
            <text:p>1 657,5000</text:p>
          </table:table-cell>
          <table:table-cell table:formula="of:=[.S135]-[.T135]" office:value-type="float" office:value="-1657.5" calcext:value-type="float">
            <text:p>-1657,5</text:p>
          </table:table-cell>
          <table:table-cell table:number-columns-repeated="100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lacons de ve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36]+([.M136]/20)+([.N136]/240)" office:value-type="float" office:value="0.2" calcext:value-type="float">
            <text:p>0,200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40" calcext:value-type="float">
            <text:p>40,0000</text:p>
          </table:table-cell>
          <table:table-cell table:formula="of:=[.S136]-[.T136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ot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86" calcext:value-type="float">
            <text:p>186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137]+([.M137]/20)+([.N137]/240)" office:value-type="float" office:value="12" calcext:value-type="float">
            <text:p>12,0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2232" calcext:value-type="float">
            <text:p>2 232,0000</text:p>
          </table:table-cell>
          <table:table-cell table:formula="of:=[.S137]-[.T137]" office:value-type="float" office:value="-2232" calcext:value-type="float">
            <text:p>-2232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roma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96130" calcext:value-type="float">
            <text:p>96 1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38]+([.M138]/20)+([.N138]/240)" office:value-type="float" office:value="0.3" calcext:value-type="float">
            <text:p>0,3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28839" calcext:value-type="float">
            <text:p>28 839,0000</text:p>
          </table:table-cell>
          <table:table-cell table:formula="of:=[.S138]-[.T138]" office:value-type="float" office:value="-28839" calcext:value-type="float">
            <text:p>-28839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ar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139]+([.M139]/20)+([.N139]/240)" office:value-type="float" office:value="18" calcext:value-type="float">
            <text:p>18,0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900" calcext:value-type="float">
            <text:p>900,0000</text:p>
          </table:table-cell>
          <table:table-cell table:formula="of:=[.S139]-[.T139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140]+([.M140]/20)+([.N140]/240)" office:value-type="float" office:value="22" calcext:value-type="float">
            <text:p>22,00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110" calcext:value-type="float">
            <text:p>110,0000</text:p>
          </table:table-cell>
          <table:table-cell table:formula="of:=[.S140]-[.T140]" office:value-type="float" office:value="-110" calcext:value-type="float">
            <text:p>-110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ingemb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350" calcext:value-type="float">
            <text:p>3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141]+([.M141]/20)+([.N141]/240)" office:value-type="float" office:value="0.6" calcext:value-type="float">
            <text:p>0,6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210" calcext:value-type="float">
            <text:p>210,0000</text:p>
          </table:table-cell>
          <table:table-cell table:formula="of:=[.S141]-[.T141]" office:value-type="float" office:value="-210" calcext:value-type="float">
            <text:p>-210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72" calcext:value-type="float">
            <text:p>172,00</text:p>
          </table:table-cell>
          <table:table-cell office:value-type="string" calcext:value-type="string">
            <text:p>baril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142]+([.M142]/20)+([.N142]/240)" office:value-type="float" office:value="6" calcext:value-type="float">
            <text:p>6,00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1032" calcext:value-type="float">
            <text:p>1 032,0000</text:p>
          </table:table-cell>
          <table:table-cell table:formula="of:=[.S142]-[.T142]" office:value-type="float" office:value="-1032" calcext:value-type="float">
            <text:p>-1032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raine de l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3274" calcext:value-type="float">
            <text:p>3 27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43]+([.M143]/20)+([.N143]/240)" office:value-type="float" office:value="0.5" calcext:value-type="float">
            <text:p>0,5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1637" calcext:value-type="float">
            <text:p>1 637,0000</text:p>
          </table:table-cell>
          <table:table-cell table:formula="of:=[.S143]-[.T143]" office:value-type="float" office:value="-1637" calcext:value-type="float">
            <text:p>-1637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ruau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5040" calcext:value-type="float">
            <text:p>5 0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144]+([.M144]/20)+([.N144]/240)" office:value-type="float" office:value="0.15" calcext:value-type="float">
            <text:p>0,15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756" calcext:value-type="float">
            <text:p>756,0000</text:p>
          </table:table-cell>
          <table:table-cell table:formula="of:=[.S144]-[.T144]" office:value-type="float" office:value="-756" calcext:value-type="float">
            <text:p>-756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uinée bleu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537.5" calcext:value-type="float">
            <text:p>2 537,50</text:p>
          </table:table-cell>
          <table:table-cell office:value-type="string" calcext:value-type="string">
            <text:p>en nombre</text:p>
          </table:table-cell>
          <table:table-cell office:value-type="float" office:value="23" calcext:value-type="float">
            <text:p>23,000</text:p>
          </table:table-cell>
          <table:table-cell table:number-columns-repeated="2"/>
          <table:table-cell table:style-name="ce22" table:formula="of:=[.L145]+([.M145]/20)+([.N145]/240)" office:value-type="float" office:value="23" calcext:value-type="float">
            <text:p>23,0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58362.5" calcext:value-type="float">
            <text:p>58 362,5000</text:p>
          </table:table-cell>
          <table:table-cell table:formula="of:=[.S145]-[.T145]" office:value-type="float" office:value="-58362.5" calcext:value-type="float">
            <text:p>-58362,5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uinga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146]+([.M146]/20)+([.N146]/240)" office:value-type="float" office:value="20" calcext:value-type="float">
            <text:p>20,0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1600" calcext:value-type="float">
            <text:p>1 600,0000</text:p>
          </table:table-cell>
          <table:table-cell table:formula="of:=[.S146]-[.T146]" office:value-type="float" office:value="-1600" calcext:value-type="float">
            <text:p>-1600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houbl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47]+([.M147]/20)+([.N147]/240)" office:value-type="float" office:value="1" calcext:value-type="float">
            <text:p>1,0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700" calcext:value-type="float">
            <text:p>700,0000</text:p>
          </table:table-cell>
          <table:table-cell table:formula="of:=[.S147]-[.T147]" office:value-type="float" office:value="-700" calcext:value-type="float">
            <text:p>-700</text:p>
          </table:table-cell>
          <table:table-cell office:value-type="string" calcext:value-type="string">
            <text:p>À 15 à 25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43" calcext:value-type="float">
            <text:p>43,00</text:p>
          </table:table-cell>
          <table:table-cell office:value-type="string" calcext:value-type="string">
            <text:p>barils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22" table:formula="of:=[.L148]+([.M148]/20)+([.N148]/240)" office:value-type="float" office:value="130" calcext:value-type="float">
            <text:p>130,00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5590" calcext:value-type="float">
            <text:p>5 590,0000</text:p>
          </table:table-cell>
          <table:table-cell table:formula="of:=[.S148]-[.T148]" office:value-type="float" office:value="-5590" calcext:value-type="float">
            <text:p>-5590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huile de l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3500" calcext:value-type="float">
            <text:p>3 500,00</text:p>
          </table:table-cell>
          <table:table-cell office:value-type="string" calcext:value-type="string">
            <text:p>livres</text:p>
          </table:table-cell>
          <table:table-cell office:value-type="float" office:value="6.5" calcext:value-type="float">
            <text:p>6,500</text:p>
          </table:table-cell>
          <table:table-cell table:number-columns-repeated="2"/>
          <table:table-cell table:style-name="ce22" table:formula="of:=[.L149]+([.M149]/20)+([.N149]/240)" office:value-type="float" office:value="6.5" calcext:value-type="float">
            <text:p>6,50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22750" calcext:value-type="float">
            <text:p>22 750,0000</text:p>
          </table:table-cell>
          <table:table-cell table:formula="of:=[.S149]-[.T149]" office:value-type="float" office:value="-22750" calcext:value-type="float">
            <text:p>-22750</text:p>
          </table:table-cell>
          <table:table-cell office:value-type="string" calcext:value-type="string">
            <text:p>À 5 à 8 S</text:p>
          </table:table-cell>
          <table:table-cell table:number-columns-repeated="1002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jamb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360" calcext:value-type="float">
            <text:p>3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150]+([.M150]/20)+([.N150]/240)" office:value-type="float" office:value="0.4" calcext:value-type="float">
            <text:p>0,4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144" calcext:value-type="float">
            <text:p>144,0000</text:p>
          </table:table-cell>
          <table:table-cell table:formula="of:=[.S150]-[.T150]" office:value-type="float" office:value="-144" calcext:value-type="float">
            <text:p>-144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jets de canett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151]+([.M151]/20)+([.N151]/240)" office:value-type="float" office:value="5" calcext:value-type="float">
            <text:p>5,0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900" calcext:value-type="float">
            <text:p>900,0000</text:p>
          </table:table-cell>
          <table:table-cell table:formula="of:=[.S151]-[.T151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indienn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63" calcext:value-type="float">
            <text:p>263,00</text:p>
          </table:table-cell>
          <table:table-cell office:value-type="string" calcext:value-type="string">
            <text:p>pièce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22" table:formula="of:=[.L152]+([.M152]/20)+([.N152]/240)" office:value-type="float" office:value="27" calcext:value-type="float">
            <text:p>27,00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7101" calcext:value-type="float">
            <text:p>7 101,0000</text:p>
          </table:table-cell>
          <table:table-cell table:formula="of:=[.S152]-[.T152]" office:value-type="float" office:value="-7101" calcext:value-type="float">
            <text:p>-7101</text:p>
          </table:table-cell>
          <table:table-cell table:number-columns-repeated="1003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et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153]+([.M153]/20)+([.N153]/240)" office:value-type="float" office:value="1.25" calcext:value-type="float">
            <text:p>1,25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22.5" calcext:value-type="float">
            <text:p>22,5000</text:p>
          </table:table-cell>
          <table:table-cell table:formula="of:=[.S153]-[.T153]" office:value-type="float" office:value="-22.5" calcext:value-type="float">
            <text:p>-22,5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imene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95" calcext:value-type="float">
            <text:p>295,00</text:p>
          </table:table-cell>
          <table:table-cell office:value-type="string" calcext:value-type="string">
            <text:p>pièce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2" table:formula="of:=[.L154]+([.M154]/20)+([.N154]/240)" office:value-type="float" office:value="35" calcext:value-type="float">
            <text:p>35,0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10325" calcext:value-type="float">
            <text:p>10 325,0000</text:p>
          </table:table-cell>
          <table:table-cell table:formula="of:=[.S154]-[.T154]" office:value-type="float" office:value="-10325" calcext:value-type="float">
            <text:p>-10325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lin peign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600" calcext:value-type="float">
            <text:p>1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155]+([.M155]/20)+([.N155]/240)" office:value-type="float" office:value="0.6" calcext:value-type="float">
            <text:p>0,6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960" calcext:value-type="float">
            <text:p>960,0000</text:p>
          </table:table-cell>
          <table:table-cell table:formula="of:=[.S155]-[.T155]" office:value-type="float" office:value="-960" calcext:value-type="float">
            <text:p>-960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ats ordinai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351" calcext:value-type="float">
            <text:p>351,00</text:p>
          </table:table-cell>
          <table:table-cell office:value-type="string" calcext:value-type="string">
            <text:p>en nombre</text:p>
          </table:table-cell>
          <table:table-cell office:value-type="float" office:value="65" calcext:value-type="float">
            <text:p>65,000</text:p>
          </table:table-cell>
          <table:table-cell table:number-columns-repeated="2"/>
          <table:table-cell table:style-name="ce22" table:formula="of:=[.L156]+([.M156]/20)+([.N156]/240)" office:value-type="float" office:value="65" calcext:value-type="float">
            <text:p>65,0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22815" calcext:value-type="float">
            <text:p>22 815,0000</text:p>
          </table:table-cell>
          <table:table-cell table:formula="of:=[.S156]-[.T156]" office:value-type="float" office:value="-22815" calcext:value-type="float">
            <text:p>-22815</text:p>
          </table:table-cell>
          <table:table-cell office:value-type="string" calcext:value-type="string">
            <text:p>À 50 – 80 L</text:p>
          </table:table-cell>
          <table:table-cell table:number-columns-repeated="1002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ats de chaloup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157]+([.M157]/20)+([.N157]/240)" office:value-type="float" office:value="20" calcext:value-type="float">
            <text:p>20,0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620" calcext:value-type="float">
            <text:p>620,0000</text:p>
          </table:table-cell>
          <table:table-cell table:formula="of:=[.S157]-[.T157]" office:value-type="float" office:value="-620" calcext:value-type="float">
            <text:p>-620</text:p>
          </table:table-cell>
          <table:table-cell office:value-type="string" calcext:value-type="string">
            <text:p>À 15 à 25 L</text:p>
          </table:table-cell>
          <table:table-cell table:number-columns-repeated="1002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ats matr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31" calcext:value-type="float">
            <text:p>131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158]+([.M158]/20)+([.N158]/240)" office:value-type="float" office:value="20" calcext:value-type="float">
            <text:p>20,00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2620" calcext:value-type="float">
            <text:p>2 620,0000</text:p>
          </table:table-cell>
          <table:table-cell table:formula="of:=[.S158]-[.T158]" office:value-type="float" office:value="-2620" calcext:value-type="float">
            <text:p>-2620</text:p>
          </table:table-cell>
          <table:table-cell office:value-type="string" calcext:value-type="string">
            <text:p>À 15 à 25 L</text:p>
          </table:table-cell>
          <table:table-cell table:number-columns-repeated="1002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551" calcext:value-type="float">
            <text:p>551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59]+([.M159]/20)+([.N159]/240)" office:value-type="float" office:value="3.5" calcext:value-type="float">
            <text:p>3,50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1928.5" calcext:value-type="float">
            <text:p>1 928,5000</text:p>
          </table:table-cell>
          <table:table-cell table:formula="of:=[.S159]-[.T159]" office:value-type="float" office:value="-1928.5" calcext:value-type="float">
            <text:p>-1928,5</text:p>
          </table:table-cell>
          <table:table-cell table:number-columns-repeated="1003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table:number-columns-repeated="5"/>
          <table:table-cell table:style-name="ce22" table:formula="of:=[.L160]+([.M160]/20)+([.N160]/240)" office:value-type="float" office:value="0" calcext:value-type="float">
            <text:p>0,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160]+0.05*[.Q160]+[.R160]/240" office:value-type="float" office:value="600" calcext:value-type="float">
            <text:p>600</text:p>
          </table:table-cell>
          <table:table-cell table:formula="of:=[.J160]*[.O160]" office:value-type="float" office:value="0" calcext:value-type="float">
            <text:p>0,0000</text:p>
          </table:table-cell>
          <table:table-cell table:formula="of:=[.S160]-[.T160]" office:value-type="float" office:value="600" calcext:value-type="float">
            <text:p>600</text:p>
          </table:table-cell>
          <table:table-cell office:value-type="string" calcext:value-type="string">
            <text:p>valeur de 6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uchoirs dive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pièc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161]+([.M161]/20)+([.N161]/240)" office:value-type="float" office:value="15" calcext:value-type="float">
            <text:p>15,00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2400" calcext:value-type="float">
            <text:p>2 400,0000</text:p>
          </table:table-cell>
          <table:table-cell table:formula="of:=[.S161]-[.T161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ulins à caff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en nombre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62]+([.M162]/20)+([.N162]/240)" office:value-type="float" office:value="3" calcext:value-type="float">
            <text:p>3,00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294" calcext:value-type="float">
            <text:p>294,0000</text:p>
          </table:table-cell>
          <table:table-cell table:formula="of:=[.S162]-[.T162]" office:value-type="float" office:value="-294" calcext:value-type="float">
            <text:p>-294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nicane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650" calcext:value-type="float">
            <text:p>650,00</text:p>
          </table:table-cell>
          <table:table-cell office:value-type="string" calcext:value-type="string">
            <text:p>pièces</text:p>
          </table:table-cell>
          <table:table-cell office:value-type="float" office:value="31" calcext:value-type="float">
            <text:p>31,000</text:p>
          </table:table-cell>
          <table:table-cell table:number-columns-repeated="2"/>
          <table:table-cell table:style-name="ce22" table:formula="of:=[.L163]+([.M163]/20)+([.N163]/240)" office:value-type="float" office:value="31" calcext:value-type="float">
            <text:p>31,00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20150" calcext:value-type="float">
            <text:p>20 150,0000</text:p>
          </table:table-cell>
          <table:table-cell table:formula="of:=[.S163]-[.T163]" office:value-type="float" office:value="-20150" calcext:value-type="float">
            <text:p>-20150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noir de fumé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700" calcext:value-type="float">
            <text:p>2 700,00</text:p>
          </table:table-cell>
          <table:table-cell office:value-type="string" calcext:value-type="string">
            <text:p>baril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table:formula="of:=[.L164]+([.M164]/20)+([.N164]/240)" office:value-type="float" office:value="0.175" calcext:value-type="float">
            <text:p>0,175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472.5" calcext:value-type="float">
            <text:p>472,5000</text:p>
          </table:table-cell>
          <table:table-cell table:formula="of:=[.S164]-[.T164]" office:value-type="float" office:value="-472.5" calcext:value-type="float">
            <text:p>-472,5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noir de fumé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2" table:formula="of:=[.L165]+([.M165]/20)+([.N165]/240)" office:value-type="float" office:value="3.3" calcext:value-type="float">
            <text:p>3,3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495" calcext:value-type="float">
            <text:p>495,0000</text:p>
          </table:table-cell>
          <table:table-cell table:formula="of:=[.S165]-[.T165]" office:value-type="float" office:value="-495" calcext:value-type="float">
            <text:p>-495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ocre jau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futaill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166]+([.M166]/20)+([.N166]/240)" office:value-type="float" office:value="20" calcext:value-type="float">
            <text:p>20,00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360" calcext:value-type="float">
            <text:p>360,0000</text:p>
          </table:table-cell>
          <table:table-cell table:formula="of:=[.S166]-[.T166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ocre jau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300" calcext:value-type="float">
            <text:p>1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2" table:formula="of:=[.L167]+([.M167]/20)+([.N167]/240)" office:value-type="float" office:value="0.075" calcext:value-type="float">
            <text:p>0,075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97.5" calcext:value-type="float">
            <text:p>97,5000</text:p>
          </table:table-cell>
          <table:table-cell table:formula="of:=[.S167]-[.T167]" office:value-type="float" office:value="-97.5" calcext:value-type="float">
            <text:p>-97,5</text:p>
          </table:table-cell>
          <table:table-cell table:number-columns-repeated="1003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or en feuil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6000" calcext:value-type="float">
            <text:p>6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0.03" calcext:value-type="float">
            <text:p>0,03</text:p>
          </table:table-cell>
          <table:table-cell/>
          <table:table-cell table:style-name="ce22" table:formula="of:=[.L168]+([.M168]/20)+([.N168]/240)" office:value-type="float" office:value="0.0015" calcext:value-type="float">
            <text:p>0,0015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9" calcext:value-type="float">
            <text:p>9,0000</text:p>
          </table:table-cell>
          <table:table-cell table:formula="of:=[.S168]-[.T168]" office:value-type="float" office:value="-9" calcext:value-type="float">
            <text:p>-9</text:p>
          </table:table-cell>
          <table:table-cell table:number-columns-repeated="1003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apier à écri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ram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169]+([.M169]/20)+([.N169]/240)" office:value-type="float" office:value="20" calcext:value-type="float">
            <text:p>20,00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700" calcext:value-type="float">
            <text:p>700,0000</text:p>
          </table:table-cell>
          <table:table-cell table:formula="of:=[.S169]-[.T169]" office:value-type="float" office:value="-700" calcext:value-type="float">
            <text:p>-700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ierre à fusil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0000" calcext:value-type="float">
            <text:p>10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0.03" calcext:value-type="float">
            <text:p>0,03</text:p>
          </table:table-cell>
          <table:table-cell/>
          <table:table-cell table:style-name="ce22" table:formula="of:=[.L170]+([.M170]/20)+([.N170]/240)" office:value-type="float" office:value="0.0015" calcext:value-type="float">
            <text:p>0,0015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15" calcext:value-type="float">
            <text:p>15,0000</text:p>
          </table:table-cell>
          <table:table-cell table:formula="of:=[.S170]-[.T170]" office:value-type="float" office:value="-15" calcext:value-type="float">
            <text:p>-15</text:p>
          </table:table-cell>
          <table:table-cell office:value-type="string" calcext:value-type="string">
            <text:p>À 30 S le %%</text:p>
          </table:table-cell>
          <table:table-cell table:number-columns-repeated="1002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imen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28" calcext:value-type="float">
            <text:p>22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71]+([.M171]/20)+([.N171]/240)" office:value-type="float" office:value="0.5" calcext:value-type="float">
            <text:p>0,5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114" calcext:value-type="float">
            <text:p>114,0000</text:p>
          </table:table-cell>
          <table:table-cell table:formula="of:=[.S171]-[.T171]" office:value-type="float" office:value="-114" calcext:value-type="float">
            <text:p>-114</text:p>
          </table:table-cell>
          <table:table-cell table:number-columns-repeated="100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ipes à fum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380" calcext:value-type="float">
            <text:p>380,00</text:p>
          </table:table-cell>
          <table:table-cell office:value-type="string" calcext:value-type="string">
            <text:p>grosses</text:p>
          </table:table-cell>
          <table:table-cell/>
          <table:table-cell office:value-type="float" office:value="42.5" calcext:value-type="float">
            <text:p>42,5</text:p>
          </table:table-cell>
          <table:table-cell/>
          <table:table-cell table:style-name="ce22" table:formula="of:=[.L172]+([.M172]/20)+([.N172]/240)" office:value-type="float" office:value="2.125" calcext:value-type="float">
            <text:p>2,125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807.5" calcext:value-type="float">
            <text:p>807,5000</text:p>
          </table:table-cell>
          <table:table-cell table:formula="of:=[.S172]-[.T172]" office:value-type="float" office:value="-807.5" calcext:value-type="float">
            <text:p>-807,5</text:p>
          </table:table-cell>
          <table:table-cell office:value-type="string" calcext:value-type="string">
            <text:p>À 40 S à 45 S</text:p>
          </table:table-cell>
          <table:table-cell table:number-columns-repeated="1002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633" calcext:value-type="float">
            <text:p>633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73]+([.M173]/20)+([.N173]/240)" office:value-type="float" office:value="4" calcext:value-type="float">
            <text:p>4,00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2532" calcext:value-type="float">
            <text:p>2 532,0000</text:p>
          </table:table-cell>
          <table:table-cell table:formula="of:=[.S173]-[.T173]" office:value-type="float" office:value="-2532" calcext:value-type="float">
            <text:p>-2532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lanches de Prusse petit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422" calcext:value-type="float">
            <text:p>422,00</text:p>
          </table:table-cell>
          <table:table-cell office:value-type="string" calcext:value-type="string">
            <text:p>en nombre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2" table:formula="of:=[.L174]+([.M174]/20)+([.N174]/240)" office:value-type="float" office:value="2" calcext:value-type="float">
            <text:p>2,000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844" calcext:value-type="float">
            <text:p>844,0000</text:p>
          </table:table-cell>
          <table:table-cell table:formula="of:=[.S174]-[.T174]" office:value-type="float" office:value="-844" calcext:value-type="float">
            <text:p>-844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30860" calcext:value-type="float">
            <text:p>30 86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75]+([.M175]/20)+([.N175]/240)" office:value-type="float" office:value="1" calcext:value-type="float">
            <text:p>1,00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30860" calcext:value-type="float">
            <text:p>30 860,0000</text:p>
          </table:table-cell>
          <table:table-cell table:formula="of:=[.S175]-[.T175]" office:value-type="float" office:value="-30860" calcext:value-type="float">
            <text:p>-30860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lomb en grenai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5400" calcext:value-type="float">
            <text:p>15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76]+([.M176]/20)+([.N176]/240)" office:value-type="float" office:value="0.3" calcext:value-type="float">
            <text:p>0,30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4620" calcext:value-type="float">
            <text:p>4 620,0000</text:p>
          </table:table-cell>
          <table:table-cell table:formula="of:=[.S176]-[.T176]" office:value-type="float" office:value="-4620" calcext:value-type="float">
            <text:p>-4620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5209" calcext:value-type="float">
            <text:p>15 20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.5" calcext:value-type="float">
            <text:p>4,5</text:p>
          </table:table-cell>
          <table:table-cell/>
          <table:table-cell table:style-name="ce22" table:formula="of:=[.L177]+([.M177]/20)+([.N177]/240)" office:value-type="float" office:value="0.225" calcext:value-type="float">
            <text:p>0,225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3422.025" calcext:value-type="float">
            <text:p>3 422,0250</text:p>
          </table:table-cell>
          <table:table-cell table:formula="of:=[.S177]-[.T177]" office:value-type="float" office:value="-3422.025" calcext:value-type="float">
            <text:p>-3422,03</text:p>
          </table:table-cell>
          <table:table-cell office:value-type="string" calcext:value-type="string">
            <text:p>À 4 S à 5 S</text:p>
          </table:table-cell>
          <table:table-cell table:number-columns-repeated="1002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lumes à écri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82" calcext:value-type="float">
            <text:p>182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78]+([.M178]/20)+([.N178]/240)" office:value-type="float" office:value="4" calcext:value-type="float">
            <text:p>4,00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728" calcext:value-type="float">
            <text:p>728,0000</text:p>
          </table:table-cell>
          <table:table-cell table:formula="of:=[.S178]-[.T178]" office:value-type="float" office:value="-728" calcext:value-type="float">
            <text:p>-728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7234" calcext:value-type="float">
            <text:p>7 23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2" table:formula="of:=[.L179]+([.M179]/20)+([.N179]/240)" office:value-type="float" office:value="1.2" calcext:value-type="float">
            <text:p>1,20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8680.8" calcext:value-type="float">
            <text:p>8 680,8000</text:p>
          </table:table-cell>
          <table:table-cell table:formula="of:=[.S179]-[.T179]" office:value-type="float" office:value="-8680.8" calcext:value-type="float">
            <text:p>-8680,8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oiv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ball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180]+([.M180]/20)+([.N180]/240)" office:value-type="float" office:value="60" calcext:value-type="float">
            <text:p>60,0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840" calcext:value-type="float">
            <text:p>840,0000</text:p>
          </table:table-cell>
          <table:table-cell table:formula="of:=[.S180]-[.T180]" office:value-type="float" office:value="-840" calcext:value-type="float">
            <text:p>-840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oudre à can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6100" calcext:value-type="float">
            <text:p>16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81]+([.M181]/20)+([.N181]/240)" office:value-type="float" office:value="1" calcext:value-type="float">
            <text:p>1,0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16100" calcext:value-type="float">
            <text:p>16 100,0000</text:p>
          </table:table-cell>
          <table:table-cell table:formula="of:=[.S181]-[.T181]" office:value-type="float" office:value="-16100" calcext:value-type="float">
            <text:p>-16100</text:p>
          </table:table-cell>
          <table:table-cell table:number-columns-repeated="1003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outr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83" calcext:value-type="float">
            <text:p>83,00</text:p>
          </table:table-cell>
          <table:table-cell office:value-type="string" calcext:value-type="string">
            <text:p>en nombre</text:p>
          </table:table-cell>
          <table:table-cell office:value-type="float" office:value="3.5" calcext:value-type="float">
            <text:p>3,500</text:p>
          </table:table-cell>
          <table:table-cell table:number-columns-repeated="2"/>
          <table:table-cell table:style-name="ce22" table:formula="of:=[.L182]+([.M182]/20)+([.N182]/240)" office:value-type="float" office:value="3.5" calcext:value-type="float">
            <text:p>3,5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290.5" calcext:value-type="float">
            <text:p>290,5000</text:p>
          </table:table-cell>
          <table:table-cell table:formula="of:=[.S182]-[.T182]" office:value-type="float" office:value="-290.5" calcext:value-type="float">
            <text:p>-290,5</text:p>
          </table:table-cell>
          <table:table-cell office:value-type="string" calcext:value-type="string">
            <text:p>à 3l à 4l</text:p>
          </table:table-cell>
          <table:table-cell table:number-columns-repeated="1002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quincaill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83]+([.M183]/20)+([.N183]/240)" office:value-type="float" office:value="1" calcext:value-type="float">
            <text:p>1,00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17" calcext:value-type="float">
            <text:p>17,0000</text:p>
          </table:table-cell>
          <table:table-cell table:formula="of:=[.S183]-[.T183]" office:value-type="float" office:value="-17" calcext:value-type="float">
            <text:p>-17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quincaill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table:number-columns-repeated="5"/>
          <table:table-cell table:style-name="ce22" table:formula="of:=[.L184]+([.M184]/20)+([.N184]/240)" office:value-type="float" office:value="0" calcext:value-type="float">
            <text:p>0,00000</text:p>
          </table:table-cell>
          <table:table-cell office:value-type="float" office:value="3500" calcext:value-type="float">
            <text:p>3500</text:p>
          </table:table-cell>
          <table:table-cell table:number-columns-repeated="2"/>
          <table:table-cell table:formula="of:=[.P184]+0.05*[.Q184]+[.R184]/240" office:value-type="float" office:value="3500" calcext:value-type="float">
            <text:p>3500</text:p>
          </table:table-cell>
          <table:table-cell table:formula="of:=[.J184]*[.O184]" office:value-type="float" office:value="0" calcext:value-type="float">
            <text:p>0,0000</text:p>
          </table:table-cell>
          <table:table-cell table:formula="of:=[.S184]-[.T184]" office:value-type="float" office:value="3500" calcext:value-type="float">
            <text:p>3500</text:p>
          </table:table-cell>
          <table:table-cell office:value-type="string" calcext:value-type="string">
            <text:p>valeur de 35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asad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442" calcext:value-type="float">
            <text:p>1 44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.5" calcext:value-type="float">
            <text:p>15,5</text:p>
          </table:table-cell>
          <table:table-cell/>
          <table:table-cell table:style-name="ce22" table:formula="of:=[.L185]+([.M185]/20)+([.N185]/240)" office:value-type="float" office:value="0.775" calcext:value-type="float">
            <text:p>0,775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1117.55" calcext:value-type="float">
            <text:p>1 117,5500</text:p>
          </table:table-cell>
          <table:table-cell table:formula="of:=[.S185]-[.T185]" office:value-type="float" office:value="-1117.55" calcext:value-type="float">
            <text:p>-1117,55</text:p>
          </table:table-cell>
          <table:table-cell office:value-type="string" calcext:value-type="string">
            <text:p>À 15 à 16 S</text:p>
          </table:table-cell>
          <table:table-cell table:number-columns-repeated="1002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atafi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86]+([.M186]/20)+([.N186]/240)" office:value-type="float" office:value="1" calcext:value-type="float">
            <text:p>1,00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50" calcext:value-type="float">
            <text:p>50,0000</text:p>
          </table:table-cell>
          <table:table-cell table:formula="of:=[.S186]-[.T186]" office:value-type="float" office:value="-50" calcext:value-type="float">
            <text:p>-50</text:p>
          </table:table-cell>
          <table:table-cell table:number-columns-repeated="100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i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800" calcext:value-type="float">
            <text:p>1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87]+([.M187]/20)+([.N187]/240)" office:value-type="float" office:value="0.25" calcext:value-type="float">
            <text:p>0,2500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450" calcext:value-type="float">
            <text:p>450,0000</text:p>
          </table:table-cell>
          <table:table-cell table:formula="of:=[.S187]-[.T187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xafra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 table:number-columns-repeated="3"/>
          <table:table-cell table:style-name="ce22" table:formula="of:=[.L188]+([.M188]/20)+([.N188]/240)" office:value-type="float" office:value="0" calcext:value-type="float">
            <text:p>0,00000</text:p>
          </table:table-cell>
          <table:table-cell table:number-columns-repeated="3"/>
          <table:table-cell table:formula="of:=[.P188]+0.05*[.Q188]+[.R188]/240" office:value-type="float" office:value="0" calcext:value-type="float">
            <text:p>0</text:p>
          </table:table-cell>
          <table:table-cell table:formula="of:=[.J188]*[.O188]" office:value-type="float" office:value="0" calcext:value-type="float">
            <text:p>0,0000</text:p>
          </table:table-cell>
          <table:table-cell table:formula="of:=[.S188]-[.T188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ouff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61" calcext:value-type="float">
            <text:p>61,00</text:p>
          </table:table-cell>
          <table:table-cell office:value-type="string" calcext:value-type="string">
            <text:p>Futailles 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189]+([.M189]/20)+([.N189]/240)" office:value-type="float" office:value="150" calcext:value-type="float">
            <text:p>150,0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9150" calcext:value-type="float">
            <text:p>9 150,0000</text:p>
          </table:table-cell>
          <table:table-cell table:formula="of:=[.S189]-[.T189]" office:value-type="float" office:value="-9150" calcext:value-type="float">
            <text:p>-9150</text:p>
          </table:table-cell>
          <table:table-cell office:value-type="string" calcext:value-type="string">
            <text:p>500 À 30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365" calcext:value-type="float">
            <text:p>365,00</text:p>
          </table:table-cell>
          <table:table-cell office:value-type="string" calcext:value-type="string">
            <text:p>panier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190]+([.M190]/20)+([.N190]/240)" office:value-type="float" office:value="60" calcext:value-type="float">
            <text:p>60,0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21900" calcext:value-type="float">
            <text:p>21 900,0000</text:p>
          </table:table-cell>
          <table:table-cell table:formula="of:=[.S190]-[.T190]" office:value-type="float" office:value="-21900" calcext:value-type="float">
            <text:p>-21900</text:p>
          </table:table-cell>
          <table:table-cell table:number-columns-repeated="100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apsel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191]+([.M191]/20)+([.N191]/240)" office:value-type="float" office:value="18" calcext:value-type="float">
            <text:p>18,0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3600" calcext:value-type="float">
            <text:p>3 600,0000</text:p>
          </table:table-cell>
          <table:table-cell table:formula="of:=[.S191]-[.T191]" office:value-type="float" office:value="-3600" calcext:value-type="float">
            <text:p>-3600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erebentine gro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livres</text:p>
          </table:table-cell>
          <table:table-cell table:number-columns-repeated="3"/>
          <table:table-cell table:style-name="ce22" table:formula="of:=[.L192]+([.M192]/20)+([.N192]/240)" office:value-type="float" office:value="0" calcext:value-type="float">
            <text:p>0,0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0" calcext:value-type="float">
            <text:p>0,0000</text:p>
          </table:table-cell>
          <table:table-cell table:formula="of:=[.S192]-[.T192]" office:value-type="float" office:value="0" calcext:value-type="float">
            <text:p>0</text:p>
          </table:table-cell>
          <table:table-cell office:value-type="string" calcext:value-type="string">
            <text:p>"à 5 S de ... à 90L %"</text:p>
          </table:table-cell>
          <table:table-cell table:number-columns-repeated="1002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d'emballa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26" calcext:value-type="float">
            <text:p>26,00</text:p>
          </table:table-cell>
          <table:table-cell office:value-type="string" calcext:value-type="string">
            <text:p>balles</text:p>
          </table:table-cell>
          <table:table-cell table:number-columns-repeated="3"/>
          <table:table-cell table:style-name="ce22" table:formula="of:=[.L193]+([.M193]/20)+([.N193]/240)" office:value-type="float" office:value="0" calcext:value-type="float">
            <text:p>0,00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0" calcext:value-type="float">
            <text:p>0,0000</text:p>
          </table:table-cell>
          <table:table-cell table:formula="of:=[.S193]-[.T193]" office:value-type="float" office:value="0" calcext:value-type="float">
            <text:p>0</text:p>
          </table:table-cell>
          <table:table-cell office:value-type="string" calcext:value-type="string">
            <text:p>À 10 S l'aune</text:p>
          </table:table-cell>
          <table:table-cell table:number-columns-repeated="1002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toile plati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330" calcext:value-type="float">
            <text:p>1 330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194]+([.M194]/20)+([.N194]/240)" office:value-type="float" office:value="5" calcext:value-type="float">
            <text:p>5,0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6650" calcext:value-type="float">
            <text:p>6 650,0000</text:p>
          </table:table-cell>
          <table:table-cell table:formula="of:=[.S194]-[.T194]" office:value-type="float" office:value="-6650" calcext:value-type="float">
            <text:p>-6650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erdet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ls 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style-name="ce22" table:formula="of:=[.L195]+([.M195]/20)+([.N195]/240)" office:value-type="float" office:value="6" calcext:value-type="float">
            <text:p>6,00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30" calcext:value-type="float">
            <text:p>30,0000</text:p>
          </table:table-cell>
          <table:table-cell table:formula="of:=[.S195]-[.T195]" office:value-type="float" office:value="-30" calcext:value-type="float">
            <text:p>-30</text:p>
          </table:table-cell>
          <table:table-cell office:value-type="string" calcext:value-type="string">
            <text:p>Barils de 50 livres à 24 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.5" calcext:value-type="float">
            <text:p>2,5</text:p>
          </table:table-cell>
          <table:table-cell/>
          <table:table-cell table:style-name="ce22" table:formula="of:=[.L196]+([.M196]/20)+([.N196]/240)" office:value-type="float" office:value="0.125" calcext:value-type="float">
            <text:p>0,125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50" calcext:value-type="float">
            <text:p>50,0000</text:p>
          </table:table-cell>
          <table:table-cell table:formula="of:=[.S196]-[.T196]" office:value-type="float" office:value="-50" calcext:value-type="float">
            <text:p>-50</text:p>
          </table:table-cell>
          <table:table-cell office:value-type="string" calcext:value-type="string">
            <text:p>À 2 à 3 S</text:p>
          </table:table-cell>
          <table:table-cell table:number-columns-repeated="1002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480" calcext:value-type="float">
            <text:p>4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97]+([.M197]/20)+([.N197]/240)" office:value-type="float" office:value="1" calcext:value-type="float">
            <text:p>1,00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480" calcext:value-type="float">
            <text:p>480,0000</text:p>
          </table:table-cell>
          <table:table-cell table:formula="of:=[.S197]-[.T197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Cana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182" calcext:value-type="float">
            <text:p>182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98]+([.M198]/20)+([.N198]/240)" office:value-type="float" office:value="1.5" calcext:value-type="float">
            <text:p>1,5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273" calcext:value-type="float">
            <text:p>273,0000</text:p>
          </table:table-cell>
          <table:table-cell table:formula="of:=[.S198]-[.T198]" office:value-type="float" office:value="-273" calcext:value-type="float">
            <text:p>-273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u Cap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75" calcext:value-type="float">
            <text:p>75,00</text:p>
          </table:table-cell>
          <table:table-cell office:value-type="string" calcext:value-type="string">
            <text:p>bouteill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99]+([.M199]/20)+([.N199]/240)" office:value-type="float" office:value="10" calcext:value-type="float">
            <text:p>10,00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750" calcext:value-type="float">
            <text:p>750,0000</text:p>
          </table:table-cell>
          <table:table-cell table:formula="of:=[.S199]-[.T199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Constanc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22" table:formula="of:=[.L200]+([.M200]/20)+([.N200]/240)" office:value-type="float" office:value="0" calcext:value-type="float">
            <text:p>0,00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0" calcext:value-type="float">
            <text:p>0,0000</text:p>
          </table:table-cell>
          <table:table-cell table:formula="of:=[.S200]-[.T200]" office:value-type="float" office:value="0" calcext:value-type="float">
            <text:p>0</text:p>
          </table:table-cell>
          <table:table-cell office:value-type="string" calcext:value-type="string">
            <text:p>à 10L la bouteille</text:p>
          </table:table-cell>
          <table:table-cell table:number-columns-repeated="1002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 de Constanc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Hollande</text:p>
          </table:table-cell>
          <table:table-cell table:number-columns-repeated="5"/>
          <table:table-cell table:style-name="ce22" table:formula="of:=[.L201]+([.M201]/20)+([.N201]/240)" office:value-type="float" office:value="0" calcext:value-type="float">
            <text:p>0,000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P201]+0.05*[.Q201]+[.R201]/240" office:value-type="float" office:value="100" calcext:value-type="float">
            <text:p>100</text:p>
          </table:table-cell>
          <table:table-cell table:formula="of:=[.J201]*[.O201]" office:value-type="float" office:value="0" calcext:value-type="float">
            <text:p>0,0000</text:p>
          </table:table-cell>
          <table:table-cell table:formula="of:=[.S201]-[.T201]" office:value-type="float" office:value="100" calcext:value-type="float">
            <text:p>100</text:p>
          </table:table-cell>
          <table:table-cell office:value-type="string" calcext:value-type="string">
            <text:p>valeur de 100 L</text:p>
          </table:table-cell>
          <table:table-cell table:number-columns-repeated="1002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ls</text:p>
          </table:table-cell>
          <table:table-cell office:value-type="float" office:value="27" calcext:value-type="float">
            <text:p>27,000</text:p>
          </table:table-cell>
          <table:table-cell table:number-columns-repeated="2"/>
          <table:table-cell table:style-name="ce22" table:formula="of:=[.L202]+([.M202]/20)+([.N202]/240)" office:value-type="float" office:value="27" calcext:value-type="float">
            <text:p>27,00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54" calcext:value-type="float">
            <text:p>54,0000</text:p>
          </table:table-cell>
          <table:table-cell table:formula="of:=[.S202]-[.T202]" office:value-type="float" office:value="-54" calcext:value-type="float">
            <text:p>-54</text:p>
          </table:table-cell>
          <table:table-cell table:number-columns-repeated="100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mid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3100" calcext:value-type="float">
            <text:p>3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03]+([.M203]/20)+([.N203]/240)" office:value-type="float" office:value="0.2" calcext:value-type="float">
            <text:p>0,200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620" calcext:value-type="float">
            <text:p>620,0000</text:p>
          </table:table-cell>
          <table:table-cell table:formula="of:=[.S203]-[.T203]" office:value-type="float" office:value="-620" calcext:value-type="float">
            <text:p>-620</text:p>
          </table:table-cell>
          <table:table-cell table:number-columns-repeated="100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3000" calcext:value-type="float">
            <text:p>3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204]+([.M204]/20)+([.N204]/240)" office:value-type="float" office:value="0.75" calcext:value-type="float">
            <text:p>0,75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2250" calcext:value-type="float">
            <text:p>2 250,0000</text:p>
          </table:table-cell>
          <table:table-cell table:formula="of:=[.S204]-[.T204]" office:value-type="float" office:value="-2250" calcext:value-type="float">
            <text:p>-2250</text:p>
          </table:table-cell>
          <table:table-cell table:number-columns-repeated="100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rdage de chê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1268" calcext:value-type="float">
            <text:p>1 268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205]+([.M205]/20)+([.N205]/240)" office:value-type="float" office:value="12" calcext:value-type="float">
            <text:p>12,00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15216" calcext:value-type="float">
            <text:p>15 216,0000</text:p>
          </table:table-cell>
          <table:table-cell table:formula="of:=[.S205]-[.T205]" office:value-type="float" office:value="-15216" calcext:value-type="float">
            <text:p>-15216</text:p>
          </table:table-cell>
          <table:table-cell table:number-columns-repeated="100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urdillo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22" table:formula="of:=[.L206]+([.M206]/20)+([.N206]/240)" office:value-type="float" office:value="1.6" calcext:value-type="float">
            <text:p>1,60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192" calcext:value-type="float">
            <text:p>192,0000</text:p>
          </table:table-cell>
          <table:table-cell table:formula="of:=[.S206]-[.T206]" office:value-type="float" office:value="-192" calcext:value-type="float">
            <text:p>-192</text:p>
          </table:table-cell>
          <table:table-cell table:number-columns-repeated="1003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rais gr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430" calcext:value-type="float">
            <text:p>430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207]+([.M207]/20)+([.N207]/240)" office:value-type="float" office:value="22" calcext:value-type="float">
            <text:p>22,00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9460" calcext:value-type="float">
            <text:p>9 460,0000</text:p>
          </table:table-cell>
          <table:table-cell table:formula="of:=[.S207]-[.T207]" office:value-type="float" office:value="-9460" calcext:value-type="float">
            <text:p>-9460</text:p>
          </table:table-cell>
          <table:table-cell table:number-columns-repeated="100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nnett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08]+([.M208]/20)+([.N208]/240)" office:value-type="float" office:value="0.2" calcext:value-type="float">
            <text:p>0,20000</text:p>
          </table:table-cell>
          <table:table-cell table:number-columns-repeated="3"/>
          <table:table-cell table:formula="of:=[.P208]+0.05*[.Q208]+[.R208]/240" office:value-type="float" office:value="0" calcext:value-type="float">
            <text:p>0</text:p>
          </table:table-cell>
          <table:table-cell table:formula="of:=[.J208]*[.O208]" office:value-type="float" office:value="9.6" calcext:value-type="float">
            <text:p>9,6000</text:p>
          </table:table-cell>
          <table:table-cell table:formula="of:=[.S208]-[.T208]" office:value-type="float" office:value="-9.6" calcext:value-type="float">
            <text:p>-9,6</text:p>
          </table:table-cell>
          <table:table-cell table:number-columns-repeated="100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evrons de chene de 7 pied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396" calcext:value-type="float">
            <text:p>39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2" table:formula="of:=[.L209]+([.M209]/20)+([.N209]/240)" office:value-type="float" office:value="0.7" calcext:value-type="float">
            <text:p>0,70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277.2" calcext:value-type="float">
            <text:p>277,2000</text:p>
          </table:table-cell>
          <table:table-cell table:formula="of:=[.S209]-[.T209]" office:value-type="float" office:value="-277.2" calcext:value-type="float">
            <text:p>-277,2</text:p>
          </table:table-cell>
          <table:table-cell table:number-columns-repeated="100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vre en planch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68" calcext:value-type="float">
            <text:p>6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6.5" calcext:value-type="float">
            <text:p>26,5</text:p>
          </table:table-cell>
          <table:table-cell/>
          <table:table-cell table:style-name="ce22" table:formula="of:=[.L210]+([.M210]/20)+([.N210]/240)" office:value-type="float" office:value="1.325" calcext:value-type="float">
            <text:p>1,325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90.1" calcext:value-type="float">
            <text:p>90,1000</text:p>
          </table:table-cell>
          <table:table-cell table:formula="of:=[.S210]-[.T210]" office:value-type="float" office:value="-90.1" calcext:value-type="float">
            <text:p>-90,1</text:p>
          </table:table-cell>
          <table:table-cell office:value-type="string" calcext:value-type="string">
            <text:p>À 25 S à 28 S</text:p>
          </table:table-cell>
          <table:table-cell table:number-columns-repeated="1002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er blanc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64" calcext:value-type="float">
            <text:p>64,00</text:p>
          </table:table-cell>
          <table:table-cell office:value-type="string" calcext:value-type="string">
            <text:p>baril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211]+([.M211]/20)+([.N211]/240)" office:value-type="float" office:value="90" calcext:value-type="float">
            <text:p>90,000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5760" calcext:value-type="float">
            <text:p>5 760,0000</text:p>
          </table:table-cell>
          <table:table-cell table:formula="of:=[.S211]-[.T211]" office:value-type="float" office:value="-5760" calcext:value-type="float">
            <text:p>-5760</text:p>
          </table:table-cell>
          <table:table-cell table:number-columns-repeated="100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aule de sap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en nombr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212]+([.M212]/20)+([.N212]/240)" office:value-type="float" office:value="15" calcext:value-type="float">
            <text:p>15,0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255" calcext:value-type="float">
            <text:p>255,0000</text:p>
          </table:table-cell>
          <table:table-cell table:formula="of:=[.S212]-[.T212]" office:value-type="float" office:value="-255" calcext:value-type="float">
            <text:p>-255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ats ordinaires de 50 pied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en nombre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2" table:formula="of:=[.L213]+([.M213]/20)+([.N213]/240)" office:value-type="float" office:value="80" calcext:value-type="float">
            <text:p>80,00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5600" calcext:value-type="float">
            <text:p>5 600,0000</text:p>
          </table:table-cell>
          <table:table-cell table:formula="of:=[.S213]-[.T213]" office:value-type="float" office:value="-5600" calcext:value-type="float">
            <text:p>-5600</text:p>
          </table:table-cell>
          <table:table-cell table:number-columns-repeated="100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ats de chaloup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214]+([.M214]/20)+([.N214]/240)" office:value-type="float" office:value="20" calcext:value-type="float">
            <text:p>20,00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600" calcext:value-type="float">
            <text:p>600,0000</text:p>
          </table:table-cell>
          <table:table-cell table:formula="of:=[.S214]-[.T214]" office:value-type="float" office:value="-600" calcext:value-type="float">
            <text:p>-600</text:p>
          </table:table-cell>
          <table:table-cell office:value-type="string" calcext:value-type="string">
            <text:p>À 15 à 25 L</text:p>
          </table:table-cell>
          <table:table-cell table:number-columns-repeated="1002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ats matr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en nombre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215]+([.M215]/20)+([.N215]/240)" office:value-type="float" office:value="20" calcext:value-type="float">
            <text:p>20,00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100" calcext:value-type="float">
            <text:p>100,0000</text:p>
          </table:table-cell>
          <table:table-cell table:formula="of:=[.S215]-[.T215]" office:value-type="float" office:value="-100" calcext:value-type="float">
            <text:p>-100</text:p>
          </table:table-cell>
          <table:table-cell office:value-type="string" calcext:value-type="string">
            <text:p>À 15 à 25 L</text:p>
          </table:table-cell>
          <table:table-cell table:number-columns-repeated="1002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errain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8048" calcext:value-type="float">
            <text:p>8 048,00</text:p>
          </table:table-cell>
          <table:table-cell office:value-type="string" calcext:value-type="string">
            <text:p>en nombre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22" table:formula="of:=[.L216]+([.M216]/20)+([.N216]/240)" office:value-type="float" office:value="0.2" calcext:value-type="float">
            <text:p>0,20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1609.6" calcext:value-type="float">
            <text:p>1 609,6000</text:p>
          </table:table-cell>
          <table:table-cell table:formula="of:=[.S216]-[.T216]" office:value-type="float" office:value="-1609.6" calcext:value-type="float">
            <text:p>-1609,6</text:p>
          </table:table-cell>
          <table:table-cell office:value-type="string" calcext:value-type="string">
            <text:p>À 200 le %%</text:p>
          </table:table-cell>
          <table:table-cell table:number-columns-repeated="1002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errains à bott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4692" calcext:value-type="float">
            <text:p>4 692,00</text:p>
          </table:table-cell>
          <table:table-cell office:value-type="string" calcext:value-type="string">
            <text:p>en nombre</text:p>
          </table:table-cell>
          <table:table-cell office:value-type="float" office:value="0.2" calcext:value-type="float">
            <text:p>0,200</text:p>
          </table:table-cell>
          <table:table-cell table:number-columns-repeated="2"/>
          <table:table-cell table:style-name="ce22" table:formula="of:=[.L217]+([.M217]/20)+([.N217]/240)" office:value-type="float" office:value="0.2" calcext:value-type="float">
            <text:p>0,20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938.4" calcext:value-type="float">
            <text:p>938,4000</text:p>
          </table:table-cell>
          <table:table-cell table:formula="of:=[.S217]-[.T217]" office:value-type="float" office:value="-938.4" calcext:value-type="float">
            <text:p>-938,4</text:p>
          </table:table-cell>
          <table:table-cell office:value-type="string" calcext:value-type="string">
            <text:p>À 200 le %%</text:p>
          </table:table-cell>
          <table:table-cell table:number-columns-repeated="1002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lanches de Pruss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919" calcext:value-type="float">
            <text:p>919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218]+([.M218]/20)+([.N218]/240)" office:value-type="float" office:value="4" calcext:value-type="float">
            <text:p>4,00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3676" calcext:value-type="float">
            <text:p>3 676,0000</text:p>
          </table:table-cell>
          <table:table-cell table:formula="of:=[.S218]-[.T218]" office:value-type="float" office:value="-3676" calcext:value-type="float">
            <text:p>-3676</text:p>
          </table:table-cell>
          <table:table-cell table:number-columns-repeated="100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5942" calcext:value-type="float">
            <text:p>5 94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19]+([.M219]/20)+([.N219]/240)" office:value-type="float" office:value="1" calcext:value-type="float">
            <text:p>1,00000</text:p>
          </table:table-cell>
          <table:table-cell table:number-columns-repeated="3"/>
          <table:table-cell table:formula="of:=[.P219]+0.05*[.Q219]+[.R219]/240" office:value-type="float" office:value="0" calcext:value-type="float">
            <text:p>0</text:p>
          </table:table-cell>
          <table:table-cell table:formula="of:=[.J219]*[.O219]" office:value-type="float" office:value="5942" calcext:value-type="float">
            <text:p>5 942,0000</text:p>
          </table:table-cell>
          <table:table-cell table:formula="of:=[.S219]-[.T219]" office:value-type="float" office:value="-5942" calcext:value-type="float">
            <text:p>-5942</text:p>
          </table:table-cell>
          <table:table-cell table:number-columns-repeated="1003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recintes de che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20]+([.M220]/20)+([.N220]/240)" office:value-type="float" office:value="1" calcext:value-type="float">
            <text:p>1,0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15" calcext:value-type="float">
            <text:p>15,0000</text:p>
          </table:table-cell>
          <table:table-cell table:formula="of:=[.S220]-[.T220]" office:value-type="float" office:value="-15" calcext:value-type="float">
            <text:p>-15</text:p>
          </table:table-cell>
          <table:table-cell table:number-columns-repeated="100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quilles de vaisseaux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u Nord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en nombre</text:p>
          </table:table-cell>
          <table:table-cell table:number-columns-repeated="3"/>
          <table:table-cell table:style-name="ce22" table:formula="of:=[.L221]+([.M221]/20)+([.N221]/240)" office:value-type="float" office:value="0" calcext:value-type="float">
            <text:p>0,00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0" calcext:value-type="float">
            <text:p>0,0000</text:p>
          </table:table-cell>
          <table:table-cell table:formula="of:=[.S221]-[.T221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cabas</text:p>
          </table:table-cell>
          <table:table-cell table:number-columns-repeated="3"/>
          <table:table-cell table:style-name="ce22" table:formula="of:=[.L222]+([.M222]/20)+([.N222]/240)" office:value-type="float" office:value="0" calcext:value-type="float">
            <text:p>0,0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0" calcext:value-type="float">
            <text:p>0,0000</text:p>
          </table:table-cell>
          <table:table-cell table:formula="of:=[.S222]-[.T222]" office:value-type="float" office:value="0" calcext:value-type="float">
            <text:p>0</text:p>
          </table:table-cell>
          <table:table-cell office:value-type="string" calcext:value-type="string">
            <text:p>"à 8S 50l" rayé</text:p>
          </table:table-cell>
          <table:table-cell table:number-columns-repeated="1002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ois de teintu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4000" calcext:value-type="float">
            <text:p>4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223]+([.M223]/20)+([.N223]/240)" office:value-type="float" office:value="0.15" calcext:value-type="float">
            <text:p>0,1500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600" calcext:value-type="float">
            <text:p>600,0000</text:p>
          </table:table-cell>
          <table:table-cell table:formula="of:=[.S223]-[.T223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itrons confit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18" calcext:value-type="float">
            <text:p>18,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style-name="ce22" table:formula="of:=[.L224]+([.M224]/20)+([.N224]/240)" office:value-type="float" office:value="1" calcext:value-type="float">
            <text:p>1,00000</text:p>
          </table:table-cell>
          <table:table-cell table:number-columns-repeated="3"/>
          <table:table-cell table:formula="of:=[.P224]+0.05*[.Q224]+[.R224]/240" office:value-type="float" office:value="0" calcext:value-type="float">
            <text:p>0</text:p>
          </table:table-cell>
          <table:table-cell table:formula="of:=[.J224]*[.O224]" office:value-type="float" office:value="18" calcext:value-type="float">
            <text:p>18,0000</text:p>
          </table:table-cell>
          <table:table-cell table:formula="of:=[.S224]-[.T224]" office:value-type="float" office:value="-18" calcext:value-type="float">
            <text:p>-18</text:p>
          </table:table-cell>
          <table:table-cell office:value-type="string" calcext:value-type="string">
            <text:p>unité de quantité incertaine. Probalement une erreur du copiste pour des livres</text:p>
          </table:table-cell>
          <table:table-cell table:number-columns-repeated="1002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onfitures sech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oites 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25]+([.M225]/20)+([.N225]/240)" office:value-type="float" office:value="1" calcext:value-type="float">
            <text:p>1,00000</text:p>
          </table:table-cell>
          <table:table-cell table:number-columns-repeated="3"/>
          <table:table-cell table:formula="of:=[.P225]+0.05*[.Q225]+[.R225]/240" office:value-type="float" office:value="0" calcext:value-type="float">
            <text:p>0</text:p>
          </table:table-cell>
          <table:table-cell table:formula="of:=[.J225]*[.O225]" office:value-type="float" office:value="2" calcext:value-type="float">
            <text:p>2,0000</text:p>
          </table:table-cell>
          <table:table-cell table:formula="of:=[.S225]-[.T225]" office:value-type="float" office:value="-2" calcext:value-type="float">
            <text:p>-2</text:p>
          </table:table-cell>
          <table:table-cell table:number-columns-repeated="100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igu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5082" calcext:value-type="float">
            <text:p>5 082,00</text:p>
          </table:table-cell>
          <table:table-cell office:value-type="string" calcext:value-type="string">
            <text:p>cabas</text:p>
          </table:table-cell>
          <table:table-cell office:value-type="float" office:value="2" calcext:value-type="float">
            <text:p>2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226]+([.M226]/20)+([.N226]/240)" office:value-type="float" office:value="2.25" calcext:value-type="float">
            <text:p>2,25000</text:p>
          </table:table-cell>
          <table:table-cell table:number-columns-repeated="3"/>
          <table:table-cell table:formula="of:=[.P226]+0.05*[.Q226]+[.R226]/240" office:value-type="float" office:value="0" calcext:value-type="float">
            <text:p>0</text:p>
          </table:table-cell>
          <table:table-cell table:formula="of:=[.J226]*[.O226]" office:value-type="float" office:value="11434.5" calcext:value-type="float">
            <text:p>11 434,5000</text:p>
          </table:table-cell>
          <table:table-cell table:formula="of:=[.S226]-[.T226]" office:value-type="float" office:value="-11434.5" calcext:value-type="float">
            <text:p>-11434,5</text:p>
          </table:table-cell>
          <table:table-cell table:number-columns-repeated="100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106" calcext:value-type="float">
            <text:p>10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227]+([.M227]/20)+([.N227]/240)" office:value-type="float" office:value="0.8" calcext:value-type="float">
            <text:p>0,80000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84.8" calcext:value-type="float">
            <text:p>84,8000</text:p>
          </table:table-cell>
          <table:table-cell table:formula="of:=[.S227]-[.T227]" office:value-type="float" office:value="-84.8" calcext:value-type="float">
            <text:p>-84,8</text:p>
          </table:table-cell>
          <table:table-cell table:number-columns-repeated="100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jamb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22" table:formula="of:=[.L228]+([.M228]/20)+([.N228]/240)" office:value-type="float" office:value="0.4" calcext:value-type="float">
            <text:p>0,400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1.6" calcext:value-type="float">
            <text:p>1,6000</text:p>
          </table:table-cell>
          <table:table-cell table:formula="of:=[.S228]-[.T228]" office:value-type="float" office:value="-1.6" calcext:value-type="float">
            <text:p>-1,6</text:p>
          </table:table-cell>
          <table:table-cell table:number-columns-repeated="100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caiss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229]+([.M229]/20)+([.N229]/240)" office:value-type="float" office:value="20" calcext:value-type="float">
            <text:p>20,00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460" calcext:value-type="float">
            <text:p>460,0000</text:p>
          </table:table-cell>
          <table:table-cell table:formula="of:=[.S229]-[.T229]" office:value-type="float" office:value="-460" calcext:value-type="float">
            <text:p>-460</text:p>
          </table:table-cell>
          <table:table-cell table:number-columns-repeated="100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orang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en nombre</text:p>
          </table:table-cell>
          <table:table-cell office:value-type="float" office:value="0.01" calcext:value-type="float">
            <text:p>0,010</text:p>
          </table:table-cell>
          <table:table-cell table:number-columns-repeated="2"/>
          <table:table-cell table:style-name="ce22" table:formula="of:=[.L230]+([.M230]/20)+([.N230]/240)" office:value-type="float" office:value="0.01" calcext:value-type="float">
            <text:p>0,01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10" calcext:value-type="float">
            <text:p>10,0000</text:p>
          </table:table-cell>
          <table:table-cell table:formula="of:=[.S230]-[.T230]" office:value-type="float" office:value="-10" calcext:value-type="float">
            <text:p>-10</text:p>
          </table:table-cell>
          <table:table-cell office:value-type="string" calcext:value-type="string">
            <text:p>À 10 L %% (à 20 L rayé)</text:p>
          </table:table-cell>
          <table:table-cell table:number-columns-repeated="1002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raisins sec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caba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231]+([.M231]/20)+([.N231]/240)" office:value-type="float" office:value="5" calcext:value-type="float">
            <text:p>5,00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30" calcext:value-type="float">
            <text:p>30,0000</text:p>
          </table:table-cell>
          <table:table-cell table:formula="of:=[.S231]-[.T231]" office:value-type="float" office:value="-30" calcext:value-type="float">
            <text:p>-30</text:p>
          </table:table-cell>
          <table:table-cell table:number-columns-repeated="100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lsepareill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32]+([.M232]/20)+([.N232]/240)" office:value-type="float" office:value="4.5" calcext:value-type="float">
            <text:p>4,50000</text:p>
          </table:table-cell>
          <table:table-cell table:number-columns-repeated="3"/>
          <table:table-cell table:formula="of:=[.P232]+0.05*[.Q232]+[.R232]/240" office:value-type="float" office:value="0" calcext:value-type="float">
            <text:p>0</text:p>
          </table:table-cell>
          <table:table-cell table:formula="of:=[.J232]*[.O232]" office:value-type="float" office:value="2700" calcext:value-type="float">
            <text:p>2 700,0000</text:p>
          </table:table-cell>
          <table:table-cell table:formula="of:=[.S232]-[.T232]" office:value-type="float" office:value="-2700" calcext:value-type="float">
            <text:p>-2700</text:p>
          </table:table-cell>
          <table:table-cell table:number-columns-repeated="1003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ucre en pa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233]+([.M233]/20)+([.N233]/240)" office:value-type="float" office:value="0.6" calcext:value-type="float">
            <text:p>0,600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6" calcext:value-type="float">
            <text:p>6,0000</text:p>
          </table:table-cell>
          <table:table-cell table:formula="of:=[.S233]-[.T233]" office:value-type="float" office:value="-6" calcext:value-type="float">
            <text:p>-6</text:p>
          </table:table-cell>
          <table:table-cell table:number-columns-repeated="1003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.5" calcext:value-type="float">
            <text:p>2,5</text:p>
          </table:table-cell>
          <table:table-cell/>
          <table:table-cell table:style-name="ce22" table:formula="of:=[.L234]+([.M234]/20)+([.N234]/240)" office:value-type="float" office:value="0.125" calcext:value-type="float">
            <text:p>0,125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1.5" calcext:value-type="float">
            <text:p>1,5000</text:p>
          </table:table-cell>
          <table:table-cell table:formula="of:=[.S234]-[.T234]" office:value-type="float" office:value="-1.5" calcext:value-type="float">
            <text:p>-1,5</text:p>
          </table:table-cell>
          <table:table-cell office:value-type="string" calcext:value-type="string">
            <text:p>À 2 à 3 S</text:p>
          </table:table-cell>
          <table:table-cell table:number-columns-repeated="1002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barique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235]+([.M235]/20)+([.N235]/240)" office:value-type="float" office:value="100" calcext:value-type="float">
            <text:p>100,00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100" calcext:value-type="float">
            <text:p>100,0000</text:p>
          </table:table-cell>
          <table:table-cell table:formula="of:=[.S235]-[.T235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v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Portugal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ot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236]+([.M236]/20)+([.N236]/240)" office:value-type="float" office:value="1.25" calcext:value-type="float">
            <text:p>1,25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25" calcext:value-type="float">
            <text:p>25,0000</text:p>
          </table:table-cell>
          <table:table-cell table:formula="of:=[.S236]-[.T236]" office:value-type="float" office:value="-25" calcext:value-type="float">
            <text:p>-25</text:p>
          </table:table-cell>
          <table:table-cell table:number-columns-repeated="100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anvre cru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Russie</text:p>
          </table:table-cell>
          <table:table-cell office:value-type="float" office:value="1338360" calcext:value-type="float">
            <text:p>1 338 3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37]+([.M237]/20)+([.N237]/240)" office:value-type="float" office:value="0.2" calcext:value-type="float">
            <text:p>0,20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267672" calcext:value-type="float">
            <text:p>267 672,0000</text:p>
          </table:table-cell>
          <table:table-cell table:formula="of:=[.S237]-[.T237]" office:value-type="float" office:value="-267672" calcext:value-type="float">
            <text:p>-267672</text:p>
          </table:table-cell>
          <table:table-cell office:value-type="string" calcext:value-type="string">
            <text:p>à 4S 18L %</text:p>
          </table:table-cell>
          <table:table-cell table:number-columns-repeated="1002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spars doubl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Russi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238]+([.M238]/20)+([.N238]/240)" office:value-type="float" office:value="5" calcext:value-type="float">
            <text:p>5,0000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150" calcext:value-type="float">
            <text:p>150,0000</text:p>
          </table:table-cell>
          <table:table-cell table:formula="of:=[.S238]-[.T238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Russie</text:p>
          </table:table-cell>
          <table:table-cell office:value-type="float" office:value="100000" calcext:value-type="float">
            <text:p>100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239]+([.M239]/20)+([.N239]/240)" office:value-type="float" office:value="0.15" calcext:value-type="float">
            <text:p>0,15000</text:p>
          </table:table-cell>
          <table:table-cell table:number-columns-repeated="3"/>
          <table:table-cell table:formula="of:=[.P239]+0.05*[.Q239]+[.R239]/240" office:value-type="float" office:value="0" calcext:value-type="float">
            <text:p>0</text:p>
          </table:table-cell>
          <table:table-cell table:formula="of:=[.J239]*[.O239]" office:value-type="float" office:value="15000" calcext:value-type="float">
            <text:p>15 000,0000</text:p>
          </table:table-cell>
          <table:table-cell table:formula="of:=[.S239]-[.T239]" office:value-type="float" office:value="-15000" calcext:value-type="float">
            <text:p>-15000</text:p>
          </table:table-cell>
          <table:table-cell table:number-columns-repeated="100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aules de sap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Russi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en nombre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240]+([.M240]/20)+([.N240]/240)" office:value-type="float" office:value="15" calcext:value-type="float">
            <text:p>15,00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1200" calcext:value-type="float">
            <text:p>1 200,0000</text:p>
          </table:table-cell>
          <table:table-cell table:formula="of:=[.S240]-[.T240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at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Russie</text:p>
          </table:table-cell>
          <table:table-cell office:value-type="float" office:value="56" calcext:value-type="float">
            <text:p>56,00</text:p>
          </table:table-cell>
          <table:table-cell office:value-type="string" calcext:value-type="string">
            <text:p>en nombre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2" table:formula="of:=[.L241]+([.M241]/20)+([.N241]/240)" office:value-type="float" office:value="80" calcext:value-type="float">
            <text:p>80,00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4480" calcext:value-type="float">
            <text:p>4 480,0000</text:p>
          </table:table-cell>
          <table:table-cell table:formula="of:=[.S241]-[.T241]" office:value-type="float" office:value="-4480" calcext:value-type="float">
            <text:p>-4480</text:p>
          </table:table-cell>
          <table:table-cell table:number-columns-repeated="100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Russie</text:p>
          </table:table-cell>
          <table:table-cell office:value-type="float" office:value="2491" calcext:value-type="float">
            <text:p>2 491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42]+([.M242]/20)+([.N242]/240)" office:value-type="float" office:value="1" calcext:value-type="float">
            <text:p>1,00000</text:p>
          </table:table-cell>
          <table:table-cell table:number-columns-repeated="3"/>
          <table:table-cell table:formula="of:=[.P242]+0.05*[.Q242]+[.R242]/240" office:value-type="float" office:value="0" calcext:value-type="float">
            <text:p>0</text:p>
          </table:table-cell>
          <table:table-cell table:formula="of:=[.J242]*[.O242]" office:value-type="float" office:value="2491" calcext:value-type="float">
            <text:p>2 491,0000</text:p>
          </table:table-cell>
          <table:table-cell table:formula="of:=[.S242]-[.T242]" office:value-type="float" office:value="-2491" calcext:value-type="float">
            <text:p>-2491</text:p>
          </table:table-cell>
          <table:table-cell table:number-columns-repeated="1003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510" calcext:value-type="float">
            <text:p>510,00</text:p>
          </table:table-cell>
          <table:table-cell office:value-type="string" calcext:value-type="string">
            <text:p>barils</text:p>
          </table:table-cell>
          <table:table-cell office:value-type="float" office:value="26" calcext:value-type="float">
            <text:p>26,000</text:p>
          </table:table-cell>
          <table:table-cell table:number-columns-repeated="2"/>
          <table:table-cell table:style-name="ce22" table:formula="of:=[.L243]+([.M243]/20)+([.N243]/240)" office:value-type="float" office:value="26" calcext:value-type="float">
            <text:p>26,00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13260" calcext:value-type="float">
            <text:p>13 260,0000</text:p>
          </table:table-cell>
          <table:table-cell table:formula="of:=[.S243]-[.T243]" office:value-type="float" office:value="-13260" calcext:value-type="float">
            <text:p>-13260</text:p>
          </table:table-cell>
          <table:table-cell office:value-type="string" calcext:value-type="string">
            <text:p>à 25L à 27L</text:p>
          </table:table-cell>
          <table:table-cell table:number-columns-repeated="1002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llu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44]+([.M244]/20)+([.N244]/240)" office:value-type="float" office:value="0.2" calcext:value-type="float">
            <text:p>0,20000</text:p>
          </table:table-cell>
          <table:table-cell table:number-columns-repeated="3"/>
          <table:table-cell table:formula="of:=[.P244]+0.05*[.Q244]+[.R244]/240" office:value-type="float" office:value="0" calcext:value-type="float">
            <text:p>0</text:p>
          </table:table-cell>
          <table:table-cell table:formula="of:=[.J244]*[.O244]" office:value-type="float" office:value="120" calcext:value-type="float">
            <text:p>120,0000</text:p>
          </table:table-cell>
          <table:table-cell table:formula="of:=[.S244]-[.T244]" office:value-type="float" office:value="-120" calcext:value-type="float">
            <text:p>-120</text:p>
          </table:table-cell>
          <table:table-cell table:number-columns-repeated="1003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ancres de f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33604" calcext:value-type="float">
            <text:p>33 604,00</text:p>
          </table:table-cell>
          <table:table-cell office:value-type="string" calcext:value-type="string">
            <text:p>livres</text:p>
          </table:table-cell>
          <table:table-cell office:value-type="float" office:value="0.24" calcext:value-type="float">
            <text:p>0,240</text:p>
          </table:table-cell>
          <table:table-cell table:number-columns-repeated="2"/>
          <table:table-cell table:style-name="ce22" table:formula="of:=[.L245]+([.M245]/20)+([.N245]/240)" office:value-type="float" office:value="0.24" calcext:value-type="float">
            <text:p>0,240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8064.96" calcext:value-type="float">
            <text:p>8 064,9600</text:p>
          </table:table-cell>
          <table:table-cell table:formula="of:=[.S245]-[.T245]" office:value-type="float" office:value="-8064.96" calcext:value-type="float">
            <text:p>-8064,96</text:p>
          </table:table-cell>
          <table:table-cell office:value-type="string" calcext:value-type="string">
            <text:p>à 24L %</text:p>
          </table:table-cell>
          <table:table-cell table:number-columns-repeated="1002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1937" calcext:value-type="float">
            <text:p>1 937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246]+([.M246]/20)+([.N246]/240)" office:value-type="float" office:value="22" calcext:value-type="float">
            <text:p>22,00000</text:p>
          </table:table-cell>
          <table:table-cell table:number-columns-repeated="3"/>
          <table:table-cell table:formula="of:=[.P246]+0.05*[.Q246]+[.R246]/240" office:value-type="float" office:value="0" calcext:value-type="float">
            <text:p>0</text:p>
          </table:table-cell>
          <table:table-cell table:formula="of:=[.J246]*[.O246]" office:value-type="float" office:value="42614" calcext:value-type="float">
            <text:p>42 614,0000</text:p>
          </table:table-cell>
          <table:table-cell table:formula="of:=[.S246]-[.T246]" office:value-type="float" office:value="-42614" calcext:value-type="float">
            <text:p>-42614</text:p>
          </table:table-cell>
          <table:table-cell table:number-columns-repeated="1003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anons de f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52" calcext:value-type="float">
            <text:p>52,00</text:p>
          </table:table-cell>
          <table:table-cell office:value-type="string" calcext:value-type="string">
            <text:p>en nombre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247]+([.M247]/20)+([.N247]/240)" office:value-type="float" office:value="60" calcext:value-type="float">
            <text:p>60,00000</text:p>
          </table:table-cell>
          <table:table-cell table:number-columns-repeated="3"/>
          <table:table-cell table:formula="of:=[.P247]+0.05*[.Q247]+[.R247]/240" office:value-type="float" office:value="0" calcext:value-type="float">
            <text:p>0</text:p>
          </table:table-cell>
          <table:table-cell table:formula="of:=[.J247]*[.O247]" office:value-type="float" office:value="3120" calcext:value-type="float">
            <text:p>3 120,0000</text:p>
          </table:table-cell>
          <table:table-cell table:formula="of:=[.S247]-[.T247]" office:value-type="float" office:value="-3120" calcext:value-type="float">
            <text:p>-3120</text:p>
          </table:table-cell>
          <table:table-cell table:number-columns-repeated="1003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29160" calcext:value-type="float">
            <text:p>29 1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248]+([.M248]/20)+([.N248]/240)" office:value-type="float" office:value="0.3" calcext:value-type="float">
            <text:p>0,30000</text:p>
          </table:table-cell>
          <table:table-cell table:number-columns-repeated="3"/>
          <table:table-cell table:formula="of:=[.P248]+0.05*[.Q248]+[.R248]/240" office:value-type="float" office:value="0" calcext:value-type="float">
            <text:p>0</text:p>
          </table:table-cell>
          <table:table-cell table:formula="of:=[.J248]*[.O248]" office:value-type="float" office:value="8748" calcext:value-type="float">
            <text:p>8 748,0000</text:p>
          </table:table-cell>
          <table:table-cell table:formula="of:=[.S248]-[.T248]" office:value-type="float" office:value="-8748" calcext:value-type="float">
            <text:p>-8748</text:p>
          </table:table-cell>
          <table:table-cell table:number-columns-repeated="1003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vre en lam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31000" calcext:value-type="float">
            <text:p>3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49]+([.M249]/20)+([.N249]/240)" office:value-type="float" office:value="1" calcext:value-type="float">
            <text:p>1,00000</text:p>
          </table:table-cell>
          <table:table-cell table:number-columns-repeated="3"/>
          <table:table-cell table:formula="of:=[.P249]+0.05*[.Q249]+[.R249]/240" office:value-type="float" office:value="0" calcext:value-type="float">
            <text:p>0</text:p>
          </table:table-cell>
          <table:table-cell table:formula="of:=[.J249]*[.O249]" office:value-type="float" office:value="31000" calcext:value-type="float">
            <text:p>31 000,0000</text:p>
          </table:table-cell>
          <table:table-cell table:formula="of:=[.S249]-[.T249]" office:value-type="float" office:value="-31000" calcext:value-type="float">
            <text:p>-31000</text:p>
          </table:table-cell>
          <table:table-cell table:number-columns-repeated="1003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vre en monnoy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31000" calcext:value-type="float">
            <text:p>3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250]+([.M250]/20)+([.N250]/240)" office:value-type="float" office:value="1.4" calcext:value-type="float">
            <text:p>1,40000</text:p>
          </table:table-cell>
          <table:table-cell table:number-columns-repeated="3"/>
          <table:table-cell table:formula="of:=[.P250]+0.05*[.Q250]+[.R250]/240" office:value-type="float" office:value="0" calcext:value-type="float">
            <text:p>0</text:p>
          </table:table-cell>
          <table:table-cell table:formula="of:=[.J250]*[.O250]" office:value-type="float" office:value="43400" calcext:value-type="float">
            <text:p>43 400,0000</text:p>
          </table:table-cell>
          <table:table-cell table:formula="of:=[.S250]-[.T250]" office:value-type="float" office:value="-43400" calcext:value-type="float">
            <text:p>-43400</text:p>
          </table:table-cell>
          <table:table-cell table:number-columns-repeated="1003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vre en planch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9097" calcext:value-type="float">
            <text:p>9 09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6.5" calcext:value-type="float">
            <text:p>26,5</text:p>
          </table:table-cell>
          <table:table-cell/>
          <table:table-cell table:style-name="ce22" table:formula="of:=[.L251]+([.M251]/20)+([.N251]/240)" office:value-type="float" office:value="1.325" calcext:value-type="float">
            <text:p>1,32500</text:p>
          </table:table-cell>
          <table:table-cell table:number-columns-repeated="3"/>
          <table:table-cell table:formula="of:=[.P251]+0.05*[.Q251]+[.R251]/240" office:value-type="float" office:value="0" calcext:value-type="float">
            <text:p>0</text:p>
          </table:table-cell>
          <table:table-cell table:formula="of:=[.J251]*[.O251]" office:value-type="float" office:value="12053.525" calcext:value-type="float">
            <text:p>12 053,5250</text:p>
          </table:table-cell>
          <table:table-cell table:formula="of:=[.S251]-[.T251]" office:value-type="float" office:value="-12053.525" calcext:value-type="float">
            <text:p>-12053,53</text:p>
          </table:table-cell>
          <table:table-cell office:value-type="string" calcext:value-type="string">
            <text:p>25 à 28 S</text:p>
          </table:table-cell>
          <table:table-cell table:number-columns-repeated="1002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vre roug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table:number-columns-repeated="3"/>
          <table:table-cell table:style-name="ce22" table:formula="of:=[.L252]+([.M252]/20)+([.N252]/240)" office:value-type="float" office:value="0" calcext:value-type="float">
            <text:p>0,00000</text:p>
          </table:table-cell>
          <table:table-cell table:number-columns-repeated="3"/>
          <table:table-cell table:formula="of:=[.P252]+0.05*[.Q252]+[.R252]/240" office:value-type="float" office:value="0" calcext:value-type="float">
            <text:p>0</text:p>
          </table:table-cell>
          <table:table-cell table:formula="of:=[.J252]*[.O252]" office:value-type="float" office:value="0" calcext:value-type="float">
            <text:p>0,0000</text:p>
          </table:table-cell>
          <table:table-cell table:formula="of:=[.S252]-[.T252]" office:value-type="float" office:value="0" calcext:value-type="float">
            <text:p>0</text:p>
          </table:table-cell>
          <table:table-cell office:value-type="string" calcext:value-type="string">
            <text:p>À 20 à 25 S la livre</text:p>
          </table:table-cell>
          <table:table-cell table:number-columns-repeated="1002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uivre en rozet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43651" calcext:value-type="float">
            <text:p>43 65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253]+([.M253]/20)+([.N253]/240)" office:value-type="float" office:value="1.5" calcext:value-type="float">
            <text:p>1,50000</text:p>
          </table:table-cell>
          <table:table-cell table:number-columns-repeated="3"/>
          <table:table-cell table:formula="of:=[.P253]+0.05*[.Q253]+[.R253]/240" office:value-type="float" office:value="0" calcext:value-type="float">
            <text:p>0</text:p>
          </table:table-cell>
          <table:table-cell table:formula="of:=[.J253]*[.O253]" office:value-type="float" office:value="65476.5" calcext:value-type="float">
            <text:p>65 476,5000</text:p>
          </table:table-cell>
          <table:table-cell table:formula="of:=[.S253]-[.T253]" office:value-type="float" office:value="-65476.5" calcext:value-type="float">
            <text:p>-65476,5</text:p>
          </table:table-cell>
          <table:table-cell table:number-columns-repeated="1003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espar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22" table:formula="of:=[.L254]+([.M254]/20)+([.N254]/240)" office:value-type="float" office:value="2.5" calcext:value-type="float">
            <text:p>2,50000</text:p>
          </table:table-cell>
          <table:table-cell table:number-columns-repeated="3"/>
          <table:table-cell table:formula="of:=[.P254]+0.05*[.Q254]+[.R254]/240" office:value-type="float" office:value="0" calcext:value-type="float">
            <text:p>0</text:p>
          </table:table-cell>
          <table:table-cell table:formula="of:=[.J254]*[.O254]" office:value-type="float" office:value="75" calcext:value-type="float">
            <text:p>75,0000</text:p>
          </table:table-cell>
          <table:table-cell table:formula="of:=[.S254]-[.T254]" office:value-type="float" office:value="-75" calcext:value-type="float">
            <text:p>-75</text:p>
          </table:table-cell>
          <table:table-cell table:number-columns-repeated="100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189500" calcext:value-type="float">
            <text:p>189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22" table:formula="of:=[.L255]+([.M255]/20)+([.N255]/240)" office:value-type="float" office:value="0.15" calcext:value-type="float">
            <text:p>0,15000</text:p>
          </table:table-cell>
          <table:table-cell table:number-columns-repeated="3"/>
          <table:table-cell table:formula="of:=[.P255]+0.05*[.Q255]+[.R255]/240" office:value-type="float" office:value="0" calcext:value-type="float">
            <text:p>0</text:p>
          </table:table-cell>
          <table:table-cell table:formula="of:=[.J255]*[.O255]" office:value-type="float" office:value="28425" calcext:value-type="float">
            <text:p>28 425,0000</text:p>
          </table:table-cell>
          <table:table-cell table:formula="of:=[.S255]-[.T255]" office:value-type="float" office:value="-28425" calcext:value-type="float">
            <text:p>-28425</text:p>
          </table:table-cell>
          <table:table-cell table:number-columns-repeated="1003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oudr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1832" calcext:value-type="float">
            <text:p>1 832,00</text:p>
          </table:table-cell>
          <table:table-cell office:value-type="string" calcext:value-type="string">
            <text:p>barils</text:p>
          </table:table-cell>
          <table:table-cell office:value-type="float" office:value="22" calcext:value-type="float">
            <text:p>22,000</text:p>
          </table:table-cell>
          <table:table-cell table:number-columns-repeated="2"/>
          <table:table-cell table:style-name="ce22" table:formula="of:=[.L256]+([.M256]/20)+([.N256]/240)" office:value-type="float" office:value="22" calcext:value-type="float">
            <text:p>22,00000</text:p>
          </table:table-cell>
          <table:table-cell table:number-columns-repeated="3"/>
          <table:table-cell table:formula="of:=[.P256]+0.05*[.Q256]+[.R256]/240" office:value-type="float" office:value="0" calcext:value-type="float">
            <text:p>0</text:p>
          </table:table-cell>
          <table:table-cell table:formula="of:=[.J256]*[.O256]" office:value-type="float" office:value="40304" calcext:value-type="float">
            <text:p>40 304,0000</text:p>
          </table:table-cell>
          <table:table-cell table:formula="of:=[.S256]-[.T256]" office:value-type="float" office:value="-40304" calcext:value-type="float">
            <text:p>-40304</text:p>
          </table:table-cell>
          <table:table-cell table:number-columns-repeated="1003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lanches de sapi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103662" calcext:value-type="float">
            <text:p>103 662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57]+([.M257]/20)+([.N257]/240)" office:value-type="float" office:value="1" calcext:value-type="float">
            <text:p>1,00000</text:p>
          </table:table-cell>
          <table:table-cell table:number-columns-repeated="3"/>
          <table:table-cell table:formula="of:=[.P257]+0.05*[.Q257]+[.R257]/240" office:value-type="float" office:value="0" calcext:value-type="float">
            <text:p>0</text:p>
          </table:table-cell>
          <table:table-cell table:formula="of:=[.J257]*[.O257]" office:value-type="float" office:value="103662" calcext:value-type="float">
            <text:p>103 662,0000</text:p>
          </table:table-cell>
          <table:table-cell table:formula="of:=[.S257]-[.T257]" office:value-type="float" office:value="-103662" calcext:value-type="float">
            <text:p>-103662</text:p>
          </table:table-cell>
          <table:table-cell table:number-columns-repeated="1003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lanches de sapin demi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 Suède</text:p>
          </table:table-cell>
          <table:table-cell office:value-type="float" office:value="1536" calcext:value-type="float">
            <text:p>1 536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258]+([.M258]/20)+([.N258]/240)" office:value-type="float" office:value="0.5" calcext:value-type="float">
            <text:p>0,50000</text:p>
          </table:table-cell>
          <table:table-cell table:number-columns-repeated="3"/>
          <table:table-cell table:formula="of:=[.P258]+0.05*[.Q258]+[.R258]/240" office:value-type="float" office:value="0" calcext:value-type="float">
            <text:p>0</text:p>
          </table:table-cell>
          <table:table-cell table:formula="of:=[.J258]*[.O258]" office:value-type="float" office:value="768" calcext:value-type="float">
            <text:p>768,0000</text:p>
          </table:table-cell>
          <table:table-cell table:formula="of:=[.S258]-[.T258]" office:value-type="float" office:value="-768" calcext:value-type="float">
            <text:p>-768</text:p>
          </table:table-cell>
          <table:table-cell table:number-columns-repeated="1003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co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bariqu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59]+([.M259]/20)+([.N259]/240)" office:value-type="float" office:value="10" calcext:value-type="float">
            <text:p>10,00000</text:p>
          </table:table-cell>
          <table:table-cell table:number-columns-repeated="3"/>
          <table:table-cell table:formula="of:=[.P259]+0.05*[.Q259]+[.R259]/240" office:value-type="float" office:value="0" calcext:value-type="float">
            <text:p>0</text:p>
          </table:table-cell>
          <table:table-cell table:formula="of:=[.J259]*[.O259]" office:value-type="float" office:value="2000" calcext:value-type="float">
            <text:p>2 000,0000</text:p>
          </table:table-cell>
          <table:table-cell table:formula="of:=[.S259]-[.T259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dents de vaches marin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coises de l'Amérique</text:p>
          </table:table-cell>
          <table:table-cell office:value-type="float" office:value="550" calcext:value-type="float">
            <text:p>550,00</text:p>
          </table:table-cell>
          <table:table-cell office:value-type="string" calcext:value-type="string">
            <text:p>livres</text:p>
          </table:table-cell>
          <table:table-cell table:number-columns-repeated="3"/>
          <table:table-cell table:style-name="ce22" table:formula="of:=[.L260]+([.M260]/20)+([.N260]/240)" office:value-type="float" office:value="0" calcext:value-type="float">
            <text:p>0,00000</text:p>
          </table:table-cell>
          <table:table-cell table:number-columns-repeated="3"/>
          <table:table-cell table:formula="of:=[.P260]+0.05*[.Q260]+[.R260]/240" office:value-type="float" office:value="0" calcext:value-type="float">
            <text:p>0</text:p>
          </table:table-cell>
          <table:table-cell table:formula="of:=[.J260]*[.O260]" office:value-type="float" office:value="0" calcext:value-type="float">
            <text:p>0,0000</text:p>
          </table:table-cell>
          <table:table-cell table:formula="of:=[.S260]-[.T260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draches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coises de l'Amérique</text:p>
          </table:table-cell>
          <table:table-cell office:value-type="float" office:value="121" calcext:value-type="float">
            <text:p>121,00</text:p>
          </table:table-cell>
          <table:table-cell office:value-type="string" calcext:value-type="string">
            <text:p>bariqu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261]+([.M261]/20)+([.N261]/240)" office:value-type="float" office:value="24" calcext:value-type="float">
            <text:p>24,00000</text:p>
          </table:table-cell>
          <table:table-cell table:number-columns-repeated="3"/>
          <table:table-cell table:formula="of:=[.P261]+0.05*[.Q261]+[.R261]/240" office:value-type="float" office:value="0" calcext:value-type="float">
            <text:p>0</text:p>
          </table:table-cell>
          <table:table-cell table:formula="of:=[.J261]*[.O261]" office:value-type="float" office:value="2904" calcext:value-type="float">
            <text:p>2 904,0000</text:p>
          </table:table-cell>
          <table:table-cell table:formula="of:=[.S261]-[.T261]" office:value-type="float" office:value="-2904" calcext:value-type="float">
            <text:p>-2904</text:p>
          </table:table-cell>
          <table:table-cell table:number-columns-repeated="1003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gensin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coises de l'Amérique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 table:number-columns-repeated="3"/>
          <table:table-cell table:style-name="ce22" table:formula="of:=[.L262]+([.M262]/20)+([.N262]/240)" office:value-type="float" office:value="0" calcext:value-type="float">
            <text:p>0,00000</text:p>
          </table:table-cell>
          <table:table-cell table:number-columns-repeated="3"/>
          <table:table-cell table:formula="of:=[.P262]+0.05*[.Q262]+[.R262]/240" office:value-type="float" office:value="0" calcext:value-type="float">
            <text:p>0</text:p>
          </table:table-cell>
          <table:table-cell table:formula="of:=[.J262]*[.O262]" office:value-type="float" office:value="0" calcext:value-type="float">
            <text:p>0,0000</text:p>
          </table:table-cell>
          <table:table-cell table:formula="of:=[.S262]-[.T262]" office:value-type="float" office:value="0" calcext:value-type="float">
            <text:p>0</text:p>
          </table:table-cell>
          <table:table-cell office:value-type="string" calcext:value-type="string">
            <text:p>aucune indication de prix</text:p>
          </table:table-cell>
          <table:table-cell table:number-columns-repeated="1002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huile de poisson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coises de l'Amérique</text:p>
          </table:table-cell>
          <table:table-cell office:value-type="float" office:value="1187" calcext:value-type="float">
            <text:p>1 187,00</text:p>
          </table:table-cell>
          <table:table-cell office:value-type="string" calcext:value-type="string">
            <text:p>bariqu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263]+([.M263]/20)+([.N263]/240)" office:value-type="float" office:value="200" calcext:value-type="float">
            <text:p>200,00000</text:p>
          </table:table-cell>
          <table:table-cell table:number-columns-repeated="3"/>
          <table:table-cell table:formula="of:=[.P263]+0.05*[.Q263]+[.R263]/240" office:value-type="float" office:value="0" calcext:value-type="float">
            <text:p>0</text:p>
          </table:table-cell>
          <table:table-cell table:formula="of:=[.J263]*[.O263]" office:value-type="float" office:value="237400" calcext:value-type="float">
            <text:p>237 400,0000</text:p>
          </table:table-cell>
          <table:table-cell table:formula="of:=[.S263]-[.T263]" office:value-type="float" office:value="-237400" calcext:value-type="float">
            <text:p>-237400</text:p>
          </table:table-cell>
          <table:table-cell table:number-columns-repeated="1003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coises de l'Amérique</text:p>
          </table:table-cell>
          <table:table-cell office:value-type="float" office:value="2063000" calcext:value-type="float">
            <text:p>2 063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264]+([.M264]/20)+([.N264]/240)" office:value-type="float" office:value="0.25" calcext:value-type="float">
            <text:p>0,25000</text:p>
          </table:table-cell>
          <table:table-cell table:number-columns-repeated="3"/>
          <table:table-cell table:formula="of:=[.P264]+0.05*[.Q264]+[.R264]/240" office:value-type="float" office:value="0" calcext:value-type="float">
            <text:p>0</text:p>
          </table:table-cell>
          <table:table-cell table:formula="of:=[.J264]*[.O264]" office:value-type="float" office:value="515750" calcext:value-type="float">
            <text:p>515 750,0000</text:p>
          </table:table-cell>
          <table:table-cell table:formula="of:=[.S264]-[.T264]" office:value-type="float" office:value="-515750" calcext:value-type="float">
            <text:p>-515750</text:p>
          </table:table-cell>
          <table:table-cell table:number-columns-repeated="1003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morue vert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coises de l'Amérique</text:p>
          </table:table-cell>
          <table:table-cell office:value-type="float" office:value="15568" calcext:value-type="float">
            <text:p>15 56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265]+([.M265]/20)+([.N265]/240)" office:value-type="float" office:value="0.3" calcext:value-type="float">
            <text:p>0,30000</text:p>
          </table:table-cell>
          <table:table-cell table:number-columns-repeated="3"/>
          <table:table-cell table:formula="of:=[.P265]+0.05*[.Q265]+[.R265]/240" office:value-type="float" office:value="0" calcext:value-type="float">
            <text:p>0</text:p>
          </table:table-cell>
          <table:table-cell table:formula="of:=[.J265]*[.O265]" office:value-type="float" office:value="4670.4" calcext:value-type="float">
            <text:p>4 670,4000</text:p>
          </table:table-cell>
          <table:table-cell table:formula="of:=[.S265]-[.T265]" office:value-type="float" office:value="-4670.4" calcext:value-type="float">
            <text:p>-4670,4</text:p>
          </table:table-cell>
          <table:table-cell table:number-columns-repeated="1003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pelleterie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coises de l'Amérique</text:p>
          </table:table-cell>
          <table:table-cell table:number-columns-repeated="5"/>
          <table:table-cell table:style-name="ce22" table:formula="of:=[.L266]+([.M266]/20)+([.N266]/240)" office:value-type="float" office:value="0" calcext:value-type="float">
            <text:p>0,00000</text:p>
          </table:table-cell>
          <table:table-cell office:value-type="float" office:value="7700" calcext:value-type="float">
            <text:p>7700</text:p>
          </table:table-cell>
          <table:table-cell table:number-columns-repeated="2"/>
          <table:table-cell table:formula="of:=[.P266]+0.05*[.Q266]+[.R266]/240" office:value-type="float" office:value="7700" calcext:value-type="float">
            <text:p>7700</text:p>
          </table:table-cell>
          <table:table-cell table:formula="of:=[.J266]*[.O266]" office:value-type="float" office:value="0" calcext:value-type="float">
            <text:p>0,0000</text:p>
          </table:table-cell>
          <table:table-cell table:formula="of:=[.S266]-[.T266]" office:value-type="float" office:value="7700" calcext:value-type="float">
            <text:p>7700</text:p>
          </table:table-cell>
          <table:table-cell office:value-type="string" calcext:value-type="string">
            <text:p>valeur de 77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54" calcext:value-type="float">
            <text:p>1754</text:p>
          </table:table-cell>
          <table:table-cell office:value-type="string" calcext:value-type="string">
            <text:p>saumon salé</text:p>
          </table:table-cell>
          <table:table-cell table:style-name="ce2" office:value-type="string" calcext:value-type="string">
            <text:p>Rennes</text:p>
          </table:table-cell>
          <table:table-cell table:style-name="ce12" office:value-type="string" calcext:value-type="string">
            <text:p>des Isles francoises de l'Amérique</text:p>
          </table:table-cell>
          <table:table-cell office:value-type="float" office:value="26" calcext:value-type="float">
            <text:p>26,00</text:p>
          </table:table-cell>
          <table:table-cell office:value-type="string" calcext:value-type="string">
            <text:p>bariqu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267]+([.M267]/20)+([.N267]/240)" office:value-type="float" office:value="40" calcext:value-type="float">
            <text:p>40,00000</text:p>
          </table:table-cell>
          <table:table-cell table:number-columns-repeated="3"/>
          <table:table-cell table:formula="of:=[.P267]+0.05*[.Q267]+[.R267]/240" office:value-type="float" office:value="0" calcext:value-type="float">
            <text:p>0</text:p>
          </table:table-cell>
          <table:table-cell table:formula="of:=[.J267]*[.O267]" office:value-type="float" office:value="1040" calcext:value-type="float">
            <text:p>1 040,0000</text:p>
          </table:table-cell>
          <table:table-cell table:formula="of:=[.S267]-[.T267]" office:value-type="float" office:value="-1040" calcext:value-type="float">
            <text:p>-1040</text:p>
          </table:table-cell>
          <table:table-cell table:number-columns-repeated="1003"/>
        </table:table-row>
        <table:table-row table:style-name="ro2" table:number-rows-repeated="112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number-columns-repeated="6"/>
          <table:table-cell table:style-name="ce22"/>
          <table:table-cell table:number-columns-repeated="1009"/>
        </table:table-row>
        <table:table-row table:style-name="ro2" table:number-rows-repeated="57">
          <table:table-cell table:style-name="ce2" table:number-columns-repeated="4"/>
          <table:table-cell table:number-columns-repeated="3"/>
          <table:table-cell table:style-name="ce2"/>
          <table:table-cell table:number-columns-repeated="6"/>
          <table:table-cell table:style-name="ce22"/>
          <table:table-cell table:number-columns-repeated="1009"/>
        </table:table-row>
        <table:table-row table:style-name="ro2" table:number-rows-repeated="2696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6</text:p>
          </table:table-cell>
          <table:table-cell table:style-name="ce2" office:value-type="string" calcext:value-type="string">
            <text:p>importations</text:p>
          </table:table-cell>
          <table:table-cell table:number-columns-repeated="1020"/>
        </table:table-row>
        <table:table-row table:style-name="ro2" table:number-rows-repeated="104531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19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0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3:44:03.47984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41M43S</meta:editing-duration>
    <meta:editing-cycles>96</meta:editing-cycles>
    <meta:generator>LibreOffice/5.1.6.2$MacOSX_X86_64 LibreOffice_project/07ac168c60a517dba0f0d7bc7540f5afa45f0909</meta:generator>
    <dc:date>2017-06-14T14:42:17.627996000</dc:date>
    <meta:document-statistic meta:table-count="3" meta:cell-count="4842" meta:object-count="0"/>
    <meta:user-defined meta:name="Info 1"/>
    <meta:user-defined meta:name="Info 2"/>
    <meta:user-defined meta:name="Info 3"/>
    <meta:user-defined meta:name="Info 4"/>
  </office:meta>
</office:document-meta>
</file>